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CGR1B,FAM72B,NOTCH2,ADAM30,REG4,HMGCS2,PHGDH,ZNF697,HSD3B1,HSD3B2,HAO2,WARS2,TBX15,SPAG17,WDR3,GDAP2,FAM46C,MAN1A2,VTCN1,TRIM45,TTF2,CD101,PTGFRN,CD2,C1orf137,IGSF3,CD58,ATP1A1OS,MAB21L3,SLC22A15,NHLH2,CASQ2,VANGL1,NGF,TSPAN2,TSHB,SYCP1,SIKE1,CSDE1,NRAS,AMPD1,DENND2C,BCAS2,TRIM33,SYT6,OLFML3,HIPK1,DCLRE1B,AP4B1,BCL2L15,PTPN22,RSBN1,PHTF1,MAGI3,LRIG2,SLC16A1,FAM19A3,PPM1J,RHOC,MOV10,CAPZA1,ST7L,WNT2B,CTTNBP2NL,KCND3,DDX20,C1orf183,RAP1A,ADORA3,C1orf162,ATP5F1,WDR77,OVGP1,C1orf88,CHIA,CHI3L2,DENND2D,CEPT1,DRAM2,LRIF1,CD53,KCNA3,KCNA2,KCNA10,PROK1,HBXIP,SLC16A4,RBM15,KCNC4,SLC6A17,UBL4B,ALX3,FAM40A,AHCYL1,CSF1,EPS8L3,GSTM3,GSTM5,GSTM1,GSTM2,GSTM4,AMPD2,GNAT2,GNAI3,GPR61,AMIGO1,CYB561D1,ATXN7L2,SYPL2,PSMA5,SORT1,MYBPHL,PSRC1,CELSR2,SARS,KIAA1324,C1orf194,TMEM167B,TAF13,WDR47,CLCC1,GPSM2,AKNAD1,STXBP3,FNDC7,PRPF38B,HENMT1,FAM102B,NBPF6,NBPF4,SLC25A24,VAV3,NTNG1,PRMT6,AMY1C,AMY1B,AMY1A,AMY2A,AMY2B,RNPC3,COL11A1,OLFM3,S1PR1,DPH5,SLC30A7,EXTL2,VCAM1,GPR88,CDC14A,RTCD1,DBT,LRRC39,CCDC76,SASS6,HIAT1,SLC35A3,AGL,FRRS1,PALMD,RP4-788L13.1,AL161744.1,SNX7,DPYD,PTBP2,RWDD3,TMEM56,ALG14,CNN3,SLC44A3,ABCD3,ARHGAP29,ABCA4,GCLM,DNTTIP2,BCAR3,FNBP1L,DR1,CCDC18,TMED5,MTF2,FAM69A,RPL5,EVI5,GFI1,RPAP2,GLMN,C1orf146,KIAA1107,BTBD8,EPHX4,BRDT,TGFBR3,HFM1,ZNF644,BARHL2,ZNF326,LRRC8D,LRRC8C,LRRC8B,GBP6,GBP5,GBP4,GBP7,GBP2,GBP1,GBP3,RBMXL1,CCBL2,GTF2B,PKN2,LMO4,HS2ST1,RP4-604K5.1,SH3GLB1,CLCA4,CLCA1,CLCA2,ODF2L,COL24A1,ZNHIT6,CYR61,DDAH1,BCL10,C1orf52,SYDE2,WDR63,MCOLN3,MCOLN2,LPAR3,SSX2IP,C1orf180,CTBS,GNG5,RPF1,DNASE2B,SAMD13,PRKACB,TTLL7,LPHN2,ELTD1,IFI44,IFI44L,GIPC2,DNAJB4,FUBP1,NEXN,FAM73A,USP33,ZZZ3,AK5,PIGK,ST6GALNAC5,ST6GALNAC3,ASB17,MSH4,RABGGTB,ACADM,SLC44A5,LHX8,TYW3,CRYZ,C1orf173,LRRC53,AC093158.1,TNNI3K,RP11-653A5.2,LRRIQ3,NEGR1,ZRANB2,PTGER3,CTH,HHLA3,ANKRD13C,AL353771.1,SRSF11,LRRC40,LRRC7,DEPDC1,RPE65,WLS,DIRAS3,GNG12,GADD45A,SERBP1,IL12RB2,IL23R,C1orf141,SLC35D1,MIER1,WDR78,INSL5,TCTEX1D1,SGIP1,AL139147.1,PDE4B,LEPR,LEPROT,DNAJC6,AK4,JAK1,RAVER2,CACHD1,UBE2U,ROR1,PGM1,DLEU2L,EFCAB7,ITGB3BP,ALG6,FOXD3,ATG4C,ANGPTL3,DOCK7,USP1,KANK4,L1TD1,INADL,TM2D1,NFIA,C1orf87,CYP2J2,HOOK1,FGGY,JUN,MYSM1,TACSTD2,OMA1,DAB1,C8A,C1orf168,PRKAA2,PPAP2B,USP24,PCSK9,BSND,TMEM61,DHCR24,C1orf177,TTC22,PARS2,TTC4,HEATR8,FAM151A,ACOT11,SSBP3,C1orf191,MRPL37,CYB5RL,AL357673.1,CDCP2,AL161915.1,TCEANC2,TMEM59,LDLRAD1,LRRC42,HSPB11,DIO1,YIPF1,TMEM48,GLIS1,DMRTB1,LRP8,MAGOH,C1orf123,CPT2,SLC1A7,PODN,SCP2,ECHDC2,ZYG11A,ZYG11B,SELRC1,FAM159A,GPX7,ZCCHC11,PRPF38A,ORC1,CC2D1B,ZFYVE9,BTF3L4,RP11-91A18.5,KTI12,TXNDC12,RAB3B,NRD1,OSBPL9,EPS15,TTC39A,RNF11,C1orf185,CDKN2C,FAF1,DMRTA2,ELAVL4,AL645730.2,AGBL4,BEND5,SPATA6,SLC5A9,FOXD2,FOXE3,CMPK1,STIL,TAL1,PDZK1IP1,CYP4A22,CYP4Z1,CYP4X1,CYP4A11,CYP4B1,KIAA0494,ATPAF1,MOBKL2C,MKNK1,KNCN,DMBX1,FAAH,NSUN4,UQCRH,LRRC41,RAD54L,C1orf190,POMGNT1,TSPAN1,PIK3R3,MAST2,IPP,TMEM69,GPBP1L1,CCDC17,NASP,AKR1A1,PRDX1,MMACHC,CCDC163P,TESK2,TOE1,MUTYH,HPDL,ZSWIM5,UROD,HECTD3,EIF2B3,PTCH2,BTBD19,TCTEX1D4,PLK3,BEST4,RPS8,KIF2C,C1orf228,TMEM53,RNF220,ERI3,DMAP1,KLF17,SLC6A9,CCDC24,B4GALT2,ATP6V0B,DPH2,IPO13,ARTN,ST3GAL3,KDM4A,PTPRF,HYI,SZT2,AL139289.1,MED8,ELOVL1,CDC20,MPL,TIE1,C1orf210,TMEM125,WDR65,EBNA1BP2,FAM183A,SLC2A1,ZNF691,ERMAP,CCDC23,C1orf50,LEPRE1,CLDN19,YBX1,PPIH,CCDC30,PPCS,ZMYND12,RIMKLA,FOXJ3,GUCA2A,GUCA2B,HIVEP3,EDN2,FOXO6,SCMH1,SLFNL1,CTPS,CITED4,KCNQ4,NFYC,RIMS3,ZNF684,DEM1,ZNF642,ZNF643,SMAP2,COL9A2,ZMPSTE24,TMCO2,RLF,PPT1,CAP1,MFSD2A,MYCL1,TRIT1,OXCT2,BMP8B,PPIE,HPCAL4,NT5C1A,HEYL,PABPC4,BMP8A,MACF1,RP4-562N20.1,NDUFS5,AKIRIN1,RHBDL2,GJA9,MYCBP,RRAGC,POU3F1,UTP11L,FHL3,SF3A3,INPP5B,MTF1,AL929472.1,C1orf122,YRDC,MANEAL,EPHA10,CDCA8,C1orf109,RSPO1,GNL2,DNALI1,SNIP1,MEAF6,ZC3H12A,GRIK3,CSF3R,MRPS15,OSCP1,LSM10,STK40,AL591845.1,FAM176B,SH3D21,THRAP3,MAP7D1,TRAPPC3,COL8A2,ADPRHL2,TEKT2,EIF2C3,EIF2C1,EIF2C4,CLSPN,C1orf216,PSMB2,TFAP2E,NCDN,KIAA0319L,ZMYM4,SFPQ,ZMYM1,ZMYM6,ZMYM6NB,DLGAP3,C1orf212,GJA4,GJB3,GJB4,GJB5,C1orf94,HMGB4,CSMD2,ZSCAN20,PHC2,ZNF362,TRIM62,ADC,AK2,RNF19B,TMEM54,FNDC5,S100PBP,YARS,KIAA1522,SYNC,RBBP4,ZBTB8OS,ZBTB8A,ZBTB8B,BSDC1,TSSK3,MARCKSL1,HDAC1,LCK,FAM167B,EIF3I,TMEM234,DCDC2B,IQCC,CCDC28B,TXLNA,KPNA6,TMEM39B,KHDRBS1,PTP4A2,AL136115.1,SPOCD1,BAI2,COL16A1,PEF1,HCRTR1,TINAGL1,SERINC2,FABP3,ZCCHC17,SNRNP40,NKAIN1,PUM1,SDC3,LAPTM5,MATN1,PTPRU,MECR,SRSF4,TMEM200B,EPB41,OPRD1,YTHDF2,GMEB1,TAF12,RAB42,TRNAU1AP,RCC1,PHACTR4,MED18,SESN2,ATPIF1,DNAJC8,AL353354.1,PTAFR,EYA3,XKR8,SMPDL3B,RPA2,C1orf38,PPP1R8,STX12,FAM76A,IFI6,FGR,AHDC1,WASF2,GPR3,CD164L2,FCN3,MAP3K6,SYTL1,TMEM222,WDTC1,SLC9A1,FAM46B,TRNP1,C1orf172,NUDC,NR0B2,GPATCH3,GPN2,SFN,ZDHHC18,PIGV,ARID1A,RPS6KA1,HMGN2,DHDDS,LIN28A,ZNF683,AIM1L,CD52,UBXN11,SH3BGRL3,CEP85,CATSPER4,CNKSR1,ZNF593,GRRP1,PDIK1L,TRIM63,SLC30A2,EXTL1,PAFAH2,STMN1,PAQR7,C1orf135,FAM54B,AL020996.1,SEPN1,MAN1C1,LDLRAP1,TMEM57,RHCE,TMEM50A,RHD,C1orf63,SYF2,RUNX3,CLIC4,SRRM1,C1orf130,RCAN3,NIPAL3,C1orf201,GRHL3,IL28RA,IL22RA1,MYOM3,SRSF10,PNRC2,CNR2,FUCA1,HMGCL,GALE,LYPLA2,PITHD1,TCEB3,RPL11,MDS2,ID3,E2F2,ASAP3,TCEA3,C1orf213,ZNF436,HNRNPR,HTR1D,LUZP1,KDM1A,LACTBL1,EPHB2,C1QB,C1QC,C1QA,EPHA8,ZBTB40,WNT4,CDC42,CELA3A,CELA3B,HSPG2,LDLRAD2,USP48,RAP1GAP,ALPL,NBPF3,ECE1,EIF4G3,HP1BP3,SH2D5,KIF17,DDOST,PINK1,CDA,FAM43B,MUL1,CAMK2N1,VWA5B1,UBXN10,PLA2G2C,PLA2G2F,PLA2G2D,PLA2G5,PLA2G2A,PLA2G2E,OTUD3,RNF186,TMCO4,HTR6,NBL1,C1orf151,CAPZB,PQLC2,AKR7A2,AKR7A3,AKR7L,MRTO4,KIAA0090,UBR4,IFFO2,ALDH4A1,TAS1R2,PAX7,KLHDC7A,IGSF21,ACTL8,ARHGEF10L,RCC2,PADI4,PADI3,PADI1,PADI2,SDHB,ATP13A2,MFAP2,CROCC,BX284668.1,MST1P9,AL137798.1,AL355149.1,NECAP2,SPATA21,C1orf144,FBXO42,RSG1,C1orf134,ANO7L1,ARHGEF19,EPHA2,FAM131C,CLCNKB,CLCNKA,HSPB7,C1orf64,ZBTB17,SPEN,FBLIM1,TMEM82,SLC25A34,PLEKHM2,RSC1A1,DDI2,AGMAT,DNAJC16,CASP9,CELA2B,CELA2A,CTRC,EFHD2,FHAD1,C1orf195,TMEM51,KAZN,C1orf196,PRDM2,PDPN,LRRC38,PRAMEF20,PRAMEF17,PRAMEF19,PRAMEF14,PRAMEF15,PRAMEF21,PRAMEF16,PRAMEF18,PRAMEF13,PRAMEF9,PRAMEF8,PRAMEF5,PRAMEF3,WI2-2994D6.2,PRAMEF6,WI2-3308P17.2,PRAMEF22,PRAMEF7,PRAMEF10,PRAMEF4,HNRNPCL1,PRAMEF11,PRAMEF12,C1orf158,AADACL3,AADACL4,DHRS3,VPS13D,TNFRSF1B,TNFRSF8,MIIP,MFN2,PLOD1,KIAA2013,NPPB,NPPA,CLCN6,MTHFR,C1orf167,AGTRAP,C1orf187,MAD2L2,FBXO6,FBXO44,FBXO2,PTCHD2,UBIAD1,ANGPTL7,MTOR,EXOSC10,SRM,MASP2,TARDBP,C1orf127,CASZ1,PEX14,DFFA,CORT,APITD1,APITD1-CORT,PGD,KIF1B,UBE4B,RBP7,NMNAT1,LZIC,CTNNBIP1,CLSTN1,PIK3CD,C1orf200,TMEM201,SLC25A33,SPSB1,H6PD,GPR157,SLC2A5,SLC2A7,CA6,ENO1,RERE,SLC45A1,ERRFI1,PARK7,TNFRSF9,UTS2,PER3,VAMP3,CAMTA1,DNAJC11,THAP3,PHF13,KLHL21,ZBTB48,TAS1R1,NOL9,PLEKHG5,TNFRSF25,ESPN,HES2,ACOT7,GPR153,HES3,ICMT,RNF207,RPL22,CHD5,KCNAB2,NPHP4,AJAP1,C1orf174,DFFB,CEP104,LRRC47,CCDC27,TP73,WRAP73,TPRG1L,MEGF6,ARHGEF16,PRDM16,ACTRT2,TTC34,MMEL1,C1orf93,TNFRSF14,HES5,PANK4,PLCH2,PEX10,RER1,MORN1,SKI,AL590822.1,C1orf86,PRKCZ,GABRD,C1orf222,TMEM52,CALML6,GNB1,NADK,SLC35E2,CDK11A,SLC35E2B,MMP23B,MIB2,RP11-345P4.5,AL645728.1,SSU72,C1orf70,ATAD3A,ATAD3B,ATAD3C,VWA1,RP4-758J18.6,MRPL20,CCNL2,AURKAIP1,MXRA8,DVL1,TAS1R3,GLTPD1,CPSF3L,PUSL1,ACAP3,SCNN1D,UBE2J2,FAM132A,B3GALT6,SDF4,TNFRSF4,TNFRSF18,TTLL10,C1orf159,RNF223,AGRN,ISG15,HES4,C1orf170,PLEKHN1,KLHL17,NOC2L,SAMD11,AL669831.1,OR4F16,OR4F29,OR4F5,FAM138A,</text:p>
          </table:table-cell>
        </table:table-row>
        <table:table-row table:style-name="ro1">
          <table:table-cell office:value-type="string" calcext:value-type="string">
            <text:p>OR14I1,OR2T27,OR2T35,OR2T11,OR2T10,OR2T34,OR2T29,OR2G6,OR2T5,OR2T6,OR2T4,OR14C36,OR2M7,OR2T12,OR2T33,OR2M4,OR2M3,OR2M2,OR2M5,OR2L13,OR2L3,OR2L2,OR2L5,OR2AK2,OR2L8,OR2AJ1,OR2T8,OR2W3,TRIM58,OR11L1,OR14A16,OR1C1,OR14K1,OR14A2,OR6F1,OR13G1,OR2G3,OR2G2,C1orf150,OR2C3,OR2B11,NLRP3,ZNF496,ZNF124,C1orf229,ZNF669,ZNF670,ZNF695,AHCTF1,RP11-439E19.8,SCCPDH,CNST,TFB2M,SMYD3,KIF26B,EFCAB2,HNRNPU,FAM36A,PPPDE1,C1orf101,ADSS,C1orf100,ZNF238,AKT3,SDCCAG8,CEP170,PLD5,MAP1LC3C,EXO1,WDR64,CHML,OPN3,KMO,FH,RGS7,GREM2,FMN2,CHRM3,ZP4,RYR2,MTR,ACTN2,HEATR1,LGALS8,EDARADD,ERO1LB,GPR137B,NID1,LYST,GNG4,B3GALNT2,TBCE,GGPS1,ARID4B,RBM34,TOMM20,IRF2BP2,TARBP1,C1orf31,SLC35F3,KCNK1,RP5-862P8.2,PCNXL2,NTPCR,KIAA1383,SIPA1L2,DISC1,TSNAX,EGLN1,C1orf124,EXOC8,GNPAT,C1orf131,TRIM67,FAM89A,ARV1,TTC13,C1orf198,CAPN9,AGT,COG2,PGBD5,URB2,TAF5L,ABCB10,NUP133,ACTA1,C1orf96,SPHAR,RAB4A,TMEM78,RHOU,RP5-915N17.9,RNF187,HIST3H2BB,HIST3H2A,HIST3H3,TRIM17,TRIM11,OBSCN,C1orf145,IBA57,C1orf148,GJC2,GUK1,MRPL55,C1orf35,ARF1,WNT3A,WNT9A,PRSS38,SNAP47,JMJD4,ZNF678,CDC42BPA,ADCK3,PSEN2,ITPKB,C1orf95,PARP1,LIN9,MIXL1,ACBD3,H3F3A,C1orf55,LEFTY2,PYCR2,RP4-559A3.7,LEFTY1,TMEM63A,EPHX1,SRP9,ENAH,LBR,AC092811.1,DNAH14,CNIH3,WDR26,CNIH4,NVL,DEGS1,FBXO28,TP53BP2,CAPN2,CAPN8,C1orf65,SUSD4,TLR5,DISP1,FAM177B,BROX,AIDA,MIA3,TAF1A,HHIPL2,DUSP10,HLX,MOSC1,MOSC2,C1orf115,MARK1,AC096644.1,RAB3GAP2,IARS2,BPNT1,EPRS,SLC30A10,LYPLAL1,C1orf143,TGFB2,RRP15,SPATA17,GPATCH2,ESRRG,USH2A,KCTD3,KCNK2,CENPF,PTPN14,SMYD2,PROX1,RPS6KC1,ANGEL2,VASH2,FLVCR1,C1orf227,TATDN3,NSL1,BATF3,FAM71A,NENF,TMEM206,PPP2R5A,DTL,INTS7,LPGAT1,NEK2,RD3,TRAF5,RCOR3,KCNH1,HHAT,SERTAD4,C1orf133,SYT14,DIEXF,IRF6,C1orf74,TRAF3IP3,HSD11B1,G0S2,LAMB3,CAMK1G,PLXNA2,CD34,C1orf132,CD46,CR1L,CD55,C4BPA,C4BPB,PFKFB2,YOD1,C1orf116,FCAMR,PIGR,FAIM3,IL24,IL20,IL19,IL10,MAPKAPK2,DYRK3,EIF2D,RASSF5,C1orf147,IKBKE,SRGAP2,CTSE,C1orf186,AVPR1B,FAM72A,SLC26A9,PM20D1,SLC41A1,RAB7L1,NUCKS1,SLC45A3,ELK4,MFSD4,CDK18,LEMD1,KLHDC8A,NUAK2,TMCC2,DSTYK,RBBP5,TMEM81,CNTN2,NFASC,LRRN2,MDM4,PIK3C2B,PPP1R15B,PLEKHA6,GOLT1A,KISS1,REN,ETNK2,SOX13,SNRPE,ZC3H11A,ZBED6,LAX1,ATP2B4,OPTC,PRELP,FMOD,BTG2,CHIT1,CHI3L1,MYBPH,ADORA1,MYOG,PPFIA4,TMEM183A,CYB5R1,ADIPOR1,KLHL12,RABIF,RP11-480I12.4,KDM5B,SYT2,PPP1R12B,UBE2T,LGR6,PTPN7,ARL8A,GPR37L1,ELF3,RNPEP,TIMM17A,LMOD1,SHISA4,IPO9,NAV1,CSRP1,PHLDA3,TNNI1,LAD1,TNNT2,PKP1,IGFN1,TMEM9,CACNA1S,KIF21B,C1orf106,GPR25,CAMSAP1L1,DDX59,KIF14,ZNF281,C1orf98,NR5A2,PTPRC,ATP6V1G3,NEK7,LHX9,C1orf53,DENND1B,CRB1,ZBTB41,ASPM,F13B,CFHR5,CFHR2,CFHR4,CFHR1,CFHR3,KCNT2,B3GALT2,CDC73,GLRX2,TROVE2,UCHL5,RGS2,RGS13,RGS21,RGS18,FAM5C,PLA2G4A,PTGS2,PDC,C1orf27,PRG4,HMCN1,IVNS1ABP,SWT1,TRMT1L,RNF2,FAM129A,EDEM3,C1orf21,TSEN15,GLT25D2,RGL1,APOBEC4,ARPC5,NCF2,SMG7,NMNAT2,LAMC2,LAMC1,SHCBP1L,DHX9,NPL,RGS8,RGS16,RNASEL,TEDDM1,GLUL,ZNF648,CACNA1E,IER5,MR1,STX6,AL162431.1,KIAA1614,XPR1,ACBD6,LHX4,QSOX1,CEP350,TOR1AIP1,AL359853.3,TOR1AIP2,FAM163A,TDRD5,NPHS2,AXDND1,SOAT1,ABL2,TOR3A,FAM20B,RALGPS2,ANGPTL1,C1orf220,AL513013.1,C1orf49,RASAL2,AL359075.1,FAM5B,ASTN1,PAPPA2,RFWD2,TNR,MRPS14,CACYBP,RABGAP1L,GPR52,RC3H1,SERPINC1,ZBTB37,DARS2,CENPL,KLHL20,BX248409.1,ANKRD45,SLC9A11,PRDX6,TNFSF4,TNFSF18,FASLG,C1orf105,PIGC,DNM3,METTL13,VAMP4,MYOC,PRRC2C,FMO4,FMO1,FMO2,FMO6P,FMO3,C1orf129,PRRX1,GORAB,METTL11B,KIFAP3,SCYL3,C1orf112,METTL18,SELE,SELL,SELP,SLC19A2,C1orf114,BLZF1,NME7,ATP1B1,DPT,XCL1,XCL2,TBX19,ANKRD36BP1,SFT2D2,TIPRL,GPR161,AL033532.1,DCAF6,BRP44,ADCY10,MPZL1,RCSD1,CREG1,CD247,POU2F1,DUSP27,GPA33,MAEL,ILDR2,TADA1,POGK,FAM78B,UCK2,TMCO1,ALDH9A1,MGST3,LRRC52,RXRG,LMX1A,PBX1,NUF2,RGS5,RGS4,C1orf110,HSD17B7,DDR2,UAP1,UHMK1,SH2D1B,C1orf226,C1orf111,RP11-565P22.6,NOS1AP,OLFML2B,ATF6,DUSP12,FCRLB,FCRLA,FCGR2B,FCGR3B,FCGR2C,FCGR3A,HSPA6,FCGR2A,C1orf192,SDHC,PCP4L1,NR1I3,TOMM40L,APOA2,FCER1G,NDUFS2,ADAMTS4,B4GALT3,PPOX,USP21,UFC1,DEDD,NIT1,PFDN2,KLHDC9,PVRL4,ARHGAP30,USF1,TSTD1,F11R,ITLN2,ITLN1,CD244,LY9,SLAMF7,CD48,SLAMF1,CD84,SLAMF6,VANGL2,NHLH1,NCSTN,COPA,PEX19,RP11-574F21.3,DCAF8,PEA15,CASQ1,ATP1A4,ATP1A2,IGSF8,KCNJ9,KCNJ10,PIGM,SLAMF9,IGSF9,TAGLN2,CCDC19,VSIG8,C1orf204,SLAMF8,FCRL6,DUSP23,CRP,APCS,OR10J5,OR10J1,OR10J3,FCER1A,DARC,CADM3,AIM2,IFI16,PYHIN1,MNDA,OR6N2,OR6N1,OR6K6,OR6K3,OR6K2,SPTA1,OR10Z1,OR10X1,OR6P1,OR6Y1,OR10R2,OR10K1,OR10K2,OR10T2,CD1E,CD1B,CD1C,CD1A,CD1D,KIRREL,CD5L,FCRL1,FCRL2,FCRL3,FCRL4,FCRL5,ETV3,ETV3L,ARHGEF11,LRRC71,PEAR1,NTRK1,INSRR,SH2D2A,PRCC,HDGF,MRPL24,RRNAD1,ISG20L2,CRABP2,NES,BCAN,HAPLN2,GPATCH4,APOA1BP,TTC24,IQGAP3,MEF2D,C1orf61,RHBG,C1orf182,CCT3,C1orf85,TMEM79,SMG5,PAQR6,BGLAP,PMF1,SLC25A44,SEMA4A,LMNA,MEX3A,RAB25,LAMTOR2,UBQLN4,SSR2,ARHGEF2,RXFP4,KIAA0907,RIT1,SYT11,GON4L,DAP3,YY1AP1,MSTO1,ASH1L,RUSC1,FDPS,PKLR,HCN3,CLK2,SCAMP3,FAM189B,GBA,GBAP1,MTX1,THBS3,MUC1,TRIM46,KRTCAP2,DPM3,SLC50A1,EFNA1,EFNA3,EFNA4,RP11-540D14.8,ADAM15,DCST1,DCST2,ZBTB7B,LENEP,FLAD1,CKS1B,SHC1,PYGO2,PBXIP1,PMVK,KCNN3,ADAR,CHRNB2,UBE2Q1,TDRD10,SHE,IL6R,ATP8B2,AQP10,HAX1,UBAP2L,C1orf43,C1orf189,TPM3,NUP210L,RPS27,RAB13,JTB,CREB3L4,SLC39A1,CRTC2,DENND4B,GATAD2B,SLC27A3,INTS3,NPR1,ILF2,SNAPIN,CHTOP,S100A1,S100A13,S100A14,S100A16,S100A2,S100A3,S100A4,S100A5,S100A6,S100A7,S100A7L2,S100A7A,S100A8,S100A12,S100A9,PGLYRP4,PGLYRP3,LOR,PRR9,LELP1,SPRR2G,SPRR2F,SPRR2E,SPRR2B,SPRR2A,SPRR2D,SPRR1B,SPRR3,SPRR1A,SPRR4,IVL,SMCP,LCE6A,LCE1A,LCE1B,LCE1C,LCE1D,LCE1E,LCE1F,KPRP,C1orf68,LCE4A,LCE2A,LCE2B,LCE2C,LCE2D,LCE3A,LCE3B,LCE3C,LCE3D,LCE3E,CRCT1,LCE5A,CRNN,FLG2,HRNR,RPTN,TCHH,TCHHL1,S100A11,S100A10,THEM4,THEM5,C2CD4D,RORC,LINGO4,TDRKH,OAZ3,MRPL9,RIIAD1,AL589765.1,CELF3,SNX27,TUFT1,CGN,POGZ,PSMB4,SELENBP1,RFX5,PI4KB,ZNF687,RP11-126K1.2,PSMD4,PIP5K1A,VPS72,TMOD4,SCNM1,LYSMD1,TNFAIP8L2,SEMA6C,GABPB2,MLLT11,CDC42SE1,C1orf56,BNIPL,PRUNE,FAM63A,ANXA9,CERS2,SETDB1,ARNT,CTSK,CTSS,HORMAD1,GOLPH3L,ENSA,MCL1,C1orf138,ADAMTSL4,AL356356.1,ECM1,TARS2,RPRD2,PRPF3,AL138795.1,MRPS21,C1orf51,C1orf54,APH1A,CA14,ANP32E,PLEKHO1,VPS45,OTUD7B,MTMR11,SF3B4,SV2A,BOLA1,HIST2H2AB,HIST2H2AC,HIST2H2BE,HIST2H4B,HIST2H3A,HIST2H2AA4,HIST2H2AA3,HIST2H3C,HIST2H4A,HIST2H3D,HIST2H2BF,FCGR1A,AL358813.2,PPIAL4C,FAM72C,HIST2H3PS2,NBPF16,NBPF15,NBPF20,PPIAL4D,NBPF14,PPIAL4A,NBPF24,GPR89B,GJA8,GJA5,ACP6,BCL9,CHD1L,FMO5,PRKAB2,NBPF12,WI2-3658N16.1,NBPF11,GPR89C,GPR89A,PDZK1,CD160,RNF115,POLR3C,NUDT17,PIAS3,ANKRD35,ITGA10,PEX11B,GNRHR2,RBM8A,LIX1L,ANKRD34A,POLR3GL,TXNIP,HFE2,NBPF10,NOTCH2NL,PDE4DIP,NBPF9,PPIAL4B,AL592284.1,RP3-377D14.1,FAM72D,PPIAL4G,</text:p>
          </table:table-cell>
        </table:table-row>
        <table:table-row table:style-name="ro1">
          <table:table-cell office:value-type="string" calcext:value-type="string">
            <text:p>MYT1L,</text:p>
          </table:table-cell>
        </table:table-row>
        <table:table-row table:style-name="ro1">
          <table:table-cell office:value-type="string" calcext:value-type="string">
            <text:p>SOX11,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SHR,STON1-GTF2A1L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RRTM4,</text:p>
          </table:table-cell>
        </table:table-row>
        <table:table-row table:style-name="ro1">
          <table:table-cell office:value-type="string" calcext:value-type="string">
            <text:p>CTNNA2,REG3A,REG1A,REG1B,REG3G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233263.1,RPIA,</text:p>
          </table:table-cell>
        </table:table-row>
        <table:table-row table:style-name="ro1">
          <table:table-cell office:value-type="string" calcext:value-type="string">
            <text:p>TMEM182,MFSD9,SLC9A2,SLC9A4,IL18RAP,IL18R1,</text:p>
          </table:table-cell>
        </table:table-row>
        <table:table-row table:style-name="ro1">
          <table:table-cell office:value-type="string" calcext:value-type="string">
            <text:p>DPP10,ACTR3,SLC35F5,RABL2A,FOXD4L1,AC016745.1,CBWD2,PAX8,</text:p>
          </table:table-cell>
        </table:table-row>
        <table:table-row table:style-name="ro1">
          <table:table-cell office:value-type="string" calcext:value-type="string">
            <text:p>TSN,MKI67IP,CLASP1,TFCP2L1,</text:p>
          </table:table-cell>
        </table:table-row>
        <table:table-row table:style-name="ro1">
          <table:table-cell office:value-type="string" calcext:value-type="string">
            <text:p>CNTNAP5,</text:p>
          </table:table-cell>
        </table:table-row>
        <table:table-row table:style-name="ro1">
          <table:table-cell office:value-type="string" calcext:value-type="string">
            <text:p>HS6ST1,</text:p>
          </table:table-cell>
        </table:table-row>
        <table:table-row table:style-name="ro1">
          <table:table-cell office:value-type="string" calcext:value-type="string">
            <text:p>THSD7B,</text:p>
          </table:table-cell>
        </table:table-row>
        <table:table-row table:style-name="ro1">
          <table:table-cell office:value-type="string" calcext:value-type="string">
            <text:p>NXPH2,SPOPL,</text:p>
          </table:table-cell>
        </table:table-row>
        <table:table-row table:style-name="ro1">
          <table:table-cell office:value-type="string" calcext:value-type="string">
            <text:p>KCNJ3,GALNT13,RPRM,ARL6IP6,PRPF40A,FMNL2,STAM2,</text:p>
          </table:table-cell>
        </table:table-row>
        <table:table-row table:style-name="ro1">
          <table:table-cell office:value-type="string" calcext:value-type="string">
            <text:p>XIRP2,SCN7A,SCN9A,</text:p>
          </table:table-cell>
        </table:table-row>
        <table:table-row table:style-name="ro1">
          <table:table-cell office:value-type="string" calcext:value-type="string">
            <text:p>AC096667.1,ZNF804A,</text:p>
          </table:table-cell>
        </table:table-row>
        <table:table-row table:style-name="ro1">
          <table:table-cell office:value-type="string" calcext:value-type="string">
            <text:p>TMEFF2,SDPR,OBFC2A,MYO1B,STAT4,</text:p>
          </table:table-cell>
        </table:table-row>
        <table:table-row table:style-name="ro1">
          <table:table-cell office:value-type="string" calcext:value-type="string">
            <text:p>PLCL1,BOLL,MARS2,AC011997.1,RFTN2,PHOCN,HSPE1,HSPD1,COQ10B,SF3B1,ANKRD44,</text:p>
          </table:table-cell>
        </table:table-row>
        <table:table-row table:style-name="ro1">
          <table:table-cell office:value-type="string" calcext:value-type="string">
            <text:p>CPS1,LANCL1,MYL1,ACADL,C2orf67,</text:p>
          </table:table-cell>
        </table:table-row>
        <table:table-row table:style-name="ro1">
          <table:table-cell office:value-type="string" calcext:value-type="string">
            <text:p>SPHKAP,WDR69,CCL20,SLC19A3,C2orf83,AGFG1,TM4SF20,MFF,COL4A3,COL4A4,</text:p>
          </table:table-cell>
        </table:table-row>
        <table:table-row table:style-name="ro1">
          <table:table-cell office:value-type="string" calcext:value-type="string">
            <text:p>TPRXL,WNT7A,FBLN2,HDAC11,NUP210,IQSEC1,RPL32,CAND2,TMEM40,RAF1,MKRN2,TSEN2,PPARG,TIMP4,SYN2,TAMM41,VGLL4,ATG7,HRH1,SLC6A1,SLC6A11,ATP2B2,SEC13,GHRL,TATDN2,IRAK2,VHL,BRK1,C3orf24,FANCD2,TMEM111,PRRT3,CRELD1,IL17RC,IL17RE,JAGN1,CIDEC,RPUSD3,TTLL3,ARPC4-TTLL3,TADA3,CAMK1,OGG1,BRPF1,CPNE9,MTMR14,LHFPL4,SETD5,THUMPD3,SRGAP3,RAD18,OXTR,CAV3,C3orf32,LMCD1,GRM7,EDEM1,ARL8B,BHLHE40,AC018816.3,ITPR1,SUMF1,SETMAR,LRRN1,CRBN,TRNT1,IL5RA,CNTN4,CNTN6,CHL1,</text:p>
          </table:table-cell>
        </table:table-row>
        <table:table-row table:style-name="ro1">
          <table:table-cell office:value-type="string" calcext:value-type="string">
            <text:p>ZDHHC3,TGM4,TMEM42,KIF15,KIAA1143,ZNF501,ZNF502,ZNF35,ZNF197,ZNF660,ZNF167,ZNF852,ZNF445,C3orf23,C3orf77,ABHD5,ANO10,SNRK,C3orf39,FAM198A,KRBOX1,ZNF662,CYP8B1,CCBP2,HIGD1A,CCDC13,HHATL,KBTBD5,ZBTB47,NKTR,SS18L2,SEC22C,VIPR1,LYZL4,CCK,TRAK1,ULK4,CTNNB1,ZNF621,ZNF620,ZNF619,RPL14,ENTPD3,EIF1B,MYRIP,MOBP,RPSA,SLC25A38,CCR8,CX3CR1,XIRP1,CSRNP1,TTC21A,GORASP1,WDR48,SCN11A,SCN10A,SCN5A,EXOG,ACVR2B,XYLB,SLC22A14,SLC22A13,OXSR1,MYD88,ACAA1,DLEC1,PLCD1,VILL,CTDSPL,ITGA9,C3orf35,GOLGA4,LRRFIP2,MLH1,EPM2AIP1,TRANK1,DCLK3,STAC,ARPP21,PDCD6IP,CLASP2,UBP1,FBXL2,SUSD5,CRTAP,TMPPE,GLB1,CCR4,TRIM71,CNOT10,DYNC1LI1,CMTM6,CMTM7,CMTM8,GPD1L,ZNF860,OSBPL10,STT3B,GADL1,TGFBR2,RBMS3,ZCWPW2,AZI2,CMC1,EOMES,SLC4A7,NEK10,LRRC3B,AC103588.1,OXSM,NGLY1,TOP2B,RARB,THRB,NR1D2,RPL15,NKIRAS1,UBE2E1,UBE2E2,ZNF385D,SGOL1,KAT2B,PP2D1,RAB5A,EFHB,KCNH8,SATB1,TBC1D5,PLCL2,DAZL,RFTN1,OXNAD1,DPH3,GALNTL2,</text:p>
          </table:table-cell>
        </table:table-row>
        <table:table-row table:style-name="ro1">
          <table:table-cell office:value-type="string" calcext:value-type="string">
            <text:p>PCBP4,GPR62,PARP3,RRP9,IQCF1,IQCF5,IQCF2,IQCF3,IQCF6,GRM2,TEX264,RAD54L2,VPRBP,RBM15B,MANF,DOCK3,</text:p>
          </table:table-cell>
        </table:table-row>
        <table:table-row table:style-name="ro1">
          <table:table-cell office:value-type="string" calcext:value-type="string">
            <text:p>EPHA3,C3orf38,ZNF654,RP11-159G9.5,CGGBP1,HTR1F,POU1F1,CHMP2B,VGLL3,CADM2,GBE1,ROBO1,ROBO2,ZNF717,FRG2C,CNTN3,PDZRN3,PPP4R2,EBLN2,GXYLT2,SHQ1,RYBP,PROK2,GPR27,EIF4E3,FOXP1,MITF,FRMD4B,LMOD3,ARL6IP5,UBA3,TMF1,C3orf64,FAM19A4,FAM19A1,SUCLG2,KBTBD8,LRIG1,SLC25A26,MAGI1,ADAMTS9,PRICKLE2,PSMD6,ATXN7,THOC7,C3orf49,SNTN,SYNPR,CADPS,FEZF2,C3orf14,PTPRG,FHIT,C3orf67,FAM3D,FAM107A,ACOX2,KCTD6,PDHB,PXK,RP11-80H18.3,RPP14,ABHD6,DNASE1L3,FLNB,SLMAP,FAM116A,ARF4,PDE12,DNAH12,ASB14,APPL1,HESX1,IL17RD,SPATA12,ARHGEF3,C3orf63,CCDC66,ERC2,WNT5A,LRTM1,CACNA2D3,RP11-884K10.5,ACTR8,IL17RB,CHDH,CACNA1D,TKT,PRKCD,RFT1,SFMBT1,</text:p>
          </table:table-cell>
        </table:table-row>
        <table:table-row table:style-name="ro1">
          <table:table-cell office:value-type="string" calcext:value-type="string">
            <text:p>CWH43,OCIAD2,OCIAD1,FRYL,ZAR1,SLC10A4,SLAIN2,TEC,TXK,NIPAL1,CNGA1,NFXL1,CORIN,ATP10D,COMMD8,GABRB1,GABRA4,COX7B2,GABRA2,GABRG1,GNPDA2,GUF1,YIPF7,KCTD8,GRXCR1,ATP8A1,SHISA3,BEND4,SLC30A9,DCAF4L1,TMEM33,PHOX2B,LIMCH1,UCHL1,APBB2,NSUN7,RBM47,CHRNA9,RHOH,N4BP2,PDS5A,UBE2K,C4orf34,UGDH,LIAS,RPL9,KLB,RFC1,WDR19,KLHL5,TMEM156,FAM114A1,TLR6,TLR1,TLR10,KLF3,AC021860.1,TBC1D1,PTTG2,PGM2,RELL1,C4orf19,KIAA1239,DTHD1,ARAP2,PCDH7,RP11-180C1.1,STIM2,TBC1D19,CCKAR,RBPJ,C4orf52,SEL1L3,SLC34A2,ANAPC4,ZCCHC4,PI4K2B,SEPSECS,LGI2,CCDC149,SOD3,DHX15,PPARGC1A,GPR125,KCNIP4,PACRGL,SLIT2,LCORL,NCAPG,DCAF16,FAM184B,MED28,LAP3,CLRN2,QDPR,LDB2,TAPT1,PROM1,FGFBP2,FGFBP1,CD38,BST1,FAM200B,FBXL5,CC2D2A,C1QTNF7,CPEB2,BOD1L,NKX3-2,RAB28,HS3ST1,CLNK,ZNF518B,SLC2A9,DRD5,DEFB131,RP11-1396O13.13,RP11-1396O13.11,RP11-1396O13.9,RP11-1396O13.8,RP11-1396O13.7,USP17L5,RP11-1396O13.5,RP11-1396O13.4,AC116655.1,RP11-1286E23.18,RP11-1286E23.17,RP11-1286E23.16,RP11-1286E23.15,RP11-1286E23.14,RP11-1286E23.13,RP11-1286E23.12,RP11-1286E23.10,RP11-1286E23.8,RP11-1286E23.7,RP11-1286E23.6,RP11-1286E23.5,RP11-1286E23.4,HMX1,CPZ,GPR78,METTL19,ACOX3,HTRA3,SH3TC1,ABLIM2,AC097381.1,AFAP1,SORCS2,PSAPL1,GRPEL1,TADA2B,CCDC96,TBC1D14,KIAA0232,CNO,MRFAP1L1,S100P,MAN2B2,PPP2R2C,WFS1,JAKMIP1,C4orf50,CRMP1,EVC,EVC2,C4orf6,STK32B,CYTL1,MSX1,STX18,AC110814.1,ZBTB49,LYAR,TMEM128,OTOP1,ADRA2C,RP3-368B9.1,LRPAP1,DOK7,HGFAC,RGS12,C4orf44,HTT,GRK4,NOP14,MFSD10,ADD1,SH3BP2,TNIP2,FAM193A,RNF4,RP11-503N18.3,ZFYVE28,MXD4,HAUS3,POLN,NAT8L,C4orf48,WHSC2,WHSC1,LETM1,FGFR3,TACC3,TMEM129,SLBP,FAM53A,NKX1-1,CRIPAK,KIAA1530,MAEA,C4orf42,CTBP1,AC092535.1,SPON2,RNF212,FGFRL1,IDUA,SLC26A1,DGKQ,TMEM175,GAK,CPLX1,PCGF3,MFSD7,MYL5,ATP5I,PDE6B,PIGG,ZNF721,ZNF141,ZNF732,ZNF595,</text:p>
          </table:table-cell>
        </table:table-row>
        <table:table-row table:style-name="ro1">
          <table:table-cell office:value-type="string" calcext:value-type="string">
            <text:p>TRIML1,TRIML2,ZFP42,FAT1,MTNR1A,F11,KLKB1,CYP4V2,FAM149A,TLR3,SORBS2,PDLIM3,RP11-279O9.4,CCDC110,C4orf47,UFSP2,ANKRD37,LRP2BP,SNX25,KIAA1430,SLC25A4,HELT,RP11-701P16.2,ACSL1,MLF1IP,CCDC111,CASP3,IRF2,ENPP6,STOX2,C4orf41,RWDD4,ING2,CDKN2AIP,CLDN24,CLDN22,WWC2,C4orf38,DCTD,ODZ3,RP11-389E17.1,AGA,NEIL3,RP11-487E13.1,VEGFC,SPCS3,ASB5,SPATA4,WDR17,GPM6A,ADAM29,GLRA3,HPGD,CEP44,FBXO8,HAND2,SCRG1,SAP30,HMGB2,GALNT7,GALNTL6,AADAT,MFAP3L,C4orf27,CLCN3,NEK1,SH3RF1,CBR4,PALLD,DDX60L,ANXA10,SPOCK3,TLL1,CPE,SC4MOL,KLHL2,TMEM192,TRIM60,C4orf39,TRIM61,MARCH1,C4orf43,TKTL2,NPY5R,NPY1R,NAF1,FSTL5,RAPGEF2,C4orf45,FNIP2,PPID,ETFDH,C4orf46,RXFP1,TMEM144,FAM198B,GRIA2,GLRB,PDGFC,RP11-171N4.2,CTSO,TDO2,ACCN5,GUCY1B3,GUCY1A3,MAP9,NPY2R,RBM46,LRAT,FGG,FGA,FGB,PLRG1,DCHS2,SFRP2,RNF175,TLR2,KIAA0922,MND1,TRIM2,FHDC1,ARFIP1,TIGD4,TMEM154,FBXW7,PET112,FAM160A1,PRSS48,SH3D19,RPS3A,LRBA,MAB21L2,DCLK2,NR3C2,ARHGAP10,PRMT10,TMEM184C,EDNRA,TTC29,POU4F2,SLC10A7,RP11-6L6.2,LSM6,ZNF827,C4orf51,MMAA,SMAD1,OTUD4,ABCE1,ANAPC10,HHIP,GYPA,GYPB,GYPE,FREM3,SMARCA5,GAB1,USP38,INPP4B,IL15,ZNF330,RNF150,TBC1D9,UCP1,ELMOD2,RP11-542P2.1,CLGN,SCOC,MAML3,MGST2,SETD7,RAB33B,NAA15,NDUFC1,C4orf49,ELF2,CCRN4L,SLC7A11,PCDH18,PCDH10,RP11-62N21.1,C4orf33,SCLT1,PHF17,PGRMC2,LARP1B,C4orf29,MFSD8,PLK4,HSPA4L,SLC25A31,INTU,FAT4,ANKRD50,SPRY1,SPATA5,NUDT6,FGF2,BBS12,IL21,ADAD1,KIAA1109,TRPC3,BBS7,CCNA2,EXOSC9,AC079341.1,TMEM155,ANXA5,QRFPR,TNIP3,NDNF,PRDM5,MAD2L1,PDE5A,AC110373.1,FABP2,USP53,RP11-455G16.1,MYOZ2,SYNPO2,SEC24D,METTL14,PRSS12,NDST3,TRAM1L1,NDST4,UGT8,ARSJ,CAMK2D,ANK2,LARP7,C4orf21,NEUROG2,ALPK1,TIFA,AP1AR,C4orf32,PITX2,RP11-380D23.1,ENPEP,ELOVL6,LRIT3,RRH,GAR1,CFI,PLA2G12A,CASP6,CCDC109B,SEC24B,COL25A1,AGXT2L1,OSTC,RPL34,LEF1,HADH,CYP2U1,SGMS2,PAPSS1,DKK2,AIMP1,TBCK,NPNT,GSTCD,INTS12,ARHGEF38,PPA2,TET2,CXXC4,TACR3,CENPE,BDH2,SLC9B2,SLC9B1,CISD2,UBE2D3,MANBA,NFKB1,SLC39A8,BANK1,AP001816.1,PPP3CA,EMCN,DDIT4L,H2AFZ,DNAJB14,LAMTOR3,DAPP1,RP11-766F14.2,MTTP,RG9MTD2,C4orf17,ADH7,ADH1B,ADH1A,ADH6,ADH4,ADH5,METAP1,EIF4E,TSPAN5,RAP1GDS1,C4orf37,PDHA2,UNC5C,BMPR1B,PDLIM5,HPGDS,SMARCAD1,ATOH1,GRID2,RP11-9B6.1,RP11-763F8.1,TMSL3,FAM190A,MMRN1,SNCA,GPRIN3,TIGD2,FAM13A,NAP1L5,HERC3,RP11-466G12.4,PIGY,HERC5,HERC6,PPM1K,ABCG2,PKD2,SPP1,MEPE,IBSP,DMP1,DSPP,SPARCL1,NUDT9,HSD17B11,HSD17B13,KLHL8,AFF1,C4orf36,SLC10A6,PTPN13,MAPK10,ARHGAP24,WDFY3,NKX6-1,AGPAT9,FAM175A,MRPS18C,HELQ,HPSE,COQ2,PLAC8,COPS4,LIN54,THAP9,SEC31A,SCD5,TMEM150C,ENOPH1,HNRPDL,HNRNPD,RASGEF1B,PRKG2,BMP3,C4orf22,FGF5,PRDM8,ANTXR2,GK2,NAA11,PAQR3,BMP2K,ANXA3,FRAS1,MRPL1,CNOT6L,CXCL13,CCNG2,CCNI,SEPT11,ANKRD56,SHROOM3,CCDC158,STBD1,FAM47E,SCARB2,NUP54,ART3,CXCL11,CXCL10,CXCL9,SDAD1,NAAA,PPEF2,USO1,G3BP2,CDKL2,C4orf26,THAP6,RCHY1,PARM1,BTC,AREGB,EREG,EPGN,MTHFD2L,CXCL2,CXCL3,CXCL5,PPBP,PF4,PF4V1,CXCL6,IL8,RASSF6,AFM,AFP,ALB,ANKRD17,COX18,ADAMTS3,NPFFR2,GC,SLC4A4,DCK,MOBKL1A,GRSF1,RUFY3,UTP3,IGJ,ENAM,AMBN,AMTN,MUC7,PROL1,SMR3B,SMR3A,CABS1,CSN3,C4orf7,ODAM,C4orf40,HTN1,HTN3,STATH,CSN2,CSN1S1,SULT1E1,SULT1B1,UGT2A1,UGT2B4,UGT2B28,UGT2B11,UGT2B7,UGT2A3,UGT2B10,UGT2B15,UGT2B17,TMPRSS11E,YTHDC1,TMPRSS11B,TMPRSS11BNL,TMPRSS11F,TMPRSS11A,TMPRSS11D,GNRHR,UBA6,STAP1,CENPC1,EPHA5,TECRL,LPHN3,IGFBP7,POLR2B,C4orf14,REST,SPINK2,HOPX,ARL9,SRP72,PAICS,PPAT,AASDH,KIAA1211,CEP135,EXOC1,NMU,PDCL2,CLOCK,TMEM165,SRD5A3,KDR,KIT,PDGFRA,GSX2,CHIC2,LNX1,FIP1L1,SCFD2,RASL11B,USP46,SPATA18,SGCB,LRRC66,DCUN1D4,</text:p>
          </table:table-cell>
        </table:table-row>
        <table:table-row table:style-name="ro1">
          <table:table-cell office:value-type="string" calcext:value-type="string">
            <text:p>AMACR,SLC45A2,RXFP3,ADAMTS12,TARS,AC026703.1,NPR3,SUB1,ZFR,MTMR12,GOLPH3,PDZD2,C5orf22,DROSHA,CDH6,CDH9,CDH10,C5orf17,PRDM9,CDH12,CDH18,BASP1,MYO10,FAM134B,ZNF622,MARCH11,FBXL7,ANKH,FAM105B,FAM105A,TRIO,DNAH5,CTNND2,DAP,ANKRD33B,RP11-1C1.5,ROPN1L,MARCH6,CMBL,CCT5,FAM173B,TAS2R1,SEMA5A,MTRR,FASTKD3,C5orf49,ADCY2,PAPD7,SRD5A1,NSUN2,UBE2QL1,MED10,KIAA0947,ADAMTS16,IRX1,C5orf38,IRX2,IRX4,NDUFS6,MRPL36,LPCAT1,SLC6A3,RP11-325I22.2,CLPTM1L,TERT,SLC6A18,SLC6A19,SLC12A7,NKD2,RP11-661C8.3,TRIP13,BRD9,ZDHHC11,AC026740.1,ZDHHC11B,TPPP,CEP72,SLC9A3,CTD-2228K2.5,EXOC3,C5orf55,AHRR,PDCD6,SDHA,CCDC127,LRRC14B,PLEKHG4B,</text:p>
          </table:table-cell>
        </table:table-row>
        <table:table-row table:style-name="ro1">
          <table:table-cell office:value-type="string" calcext:value-type="string">
            <text:p>HCN1,MRPS30,FGF10,NNT,PAIP1,C5orf34,C5orf28,CCL28,HMGCS1,AC114947.1,ZNF131,C5orf39,SEPP1,CCDC152,GHR,FBXO4,C5orf51,OXCT1,PLCXD3,C6,HEATR7B2,C7,CARD6,RPL37,AC008810.1,TTC33,PTGER4,DAB2,C9,FYB,RICTOR,OSMR,AC091435.2,AC091435.1,LIFR,EGFLAM,GDNF,WDR70,NUP155,C5orf42,NIPBL,SLC1A3,RANBP3L,NADKD1,SKP2,LMBRD2,UGT3A2,UGT3A1,CAPSL,IL7R,SPEF2,PRLR,AGXT2,</text:p>
          </table:table-cell>
        </table:table-row>
        <table:table-row table:style-name="ro1">
          <table:table-cell office:value-type="string" calcext:value-type="string">
            <text:p>OR4F3,AC138035.1,TRIM52,GNB2L1,TRIM41,TRIM7,OR2V2,OR2V1,BTNL9,BTNL3,BTNL8,ZFP62,MGAT1,OR2Y1,FLT4,SCGB3A1,CNOT6,GFPT2,MAPK9,RASGEF1C,RNF130,TBC1D9B,CTC-241N9.1,C5orf45,SQSTM1,MGAT4B,LTC4S,MAML1,CANX,CBY3,AC136604.1,C5orf60,HNRNPH1,RUFY1,ADAMTS2,ZNF354C,ZNF879,GRM6,ZNF454,ZFP2,ZNF354B,ZNF354A,CLK4,COL23A1,AGXT2L2,HNRNPAB,NHP2,RMND5B,N4BP3,FAM153C,PROP1,RP11-1026M7.2,FAM153A,B4GALT7,TMED9,FAM193B,DDX41,DOK3,PDLIM7,DBN1,PRR7,GRK6,F12,PFN3,SLC34A1,RGS14,LMAN2,MXD3,PRELID1,RAB24,NSD1,FGFR4,ZNF346,UIMC1,HK3,UNC5A,TSPAN17,EIF4E1B,SNCB,GPRIN1,CDHR2,RNF44,FAF2,CLTB,HIGD2A,NOP16,ARL10,KIAA1191,C5orf25,FAM153B,RP11-826N14.2,THOC3,CPLX2,HRH2,SFXN1,DRD1,MSX2,AC011333.1,C5orf47,CPEB4,BOD1,STC2,NKX2-5,BNIP1,C5orf41,ATP6V0E1,RPL26L1,ERGIC1,DUSP1,NEURL1B,SH3PXD2B,UBTD2,EFCAB9,STK10,FBXW11,C5orf50,CTB-78H18.1,FGF18,NPM1,TLX3,RANBP17,GABRP,KCNIP1,KCNMB1,LCP2,C5orf58,FOXI1,FAM196B,DOCK2,CCDC99,SLIT3,PANK3,RARS,WWC1,ODZ2,MAT2B,HMMR,NUDCD2,CCNG1,GABRG2,GABRA1,GABRA6,GABRB2,ATP10B,PTTG1,SLU7,C5orf54,C1QTNF2,CCNJL,FABP6,PWWP2A,TTC1,ADRA1B,IL12B,UBLCP1,RNF145,EBF1,CLINT1,LSM11,THG1L,C5orf52,SOX30,ADAM19,NIPAL4,AC008676.1,FNDC9,CYFIP2,ITK,FAM71B,MED7,HAVCR2,HAVCR1,TIMD4,SGCD,KIF4B,MRPL22,GEMIN5,CNOT8,LARP1,HAND1,SAP30L,GALNT10,MFAP3,FAM114A2,GRIA1,NMUR2,GLRA1,G3BP1,ATOX1,SPARC,FAT2,SLC36A1,SLC36A2,SLC36A3,GM2A,CCDC69,ANXA6,TNIP1,GPX3,ZNF300,IRGM,C5orf62,DCTN4,RBM22,MYOZ3,SYNPO,NDST1,RPS14,CD74,TCOF1,ARSI,CAMK2A,SLC6A7,CDX1,PDGFRB,CSF1R,HMGXB3,TIGD6,SLC26A2,PDE6A,PPARGC1B,ARHGEF37,CSNK1A1,IL17B,PCYOX1L,GRPEL2,AFAP1L1,ABLIM3,SH3TC2,ADRB2,HTR4,FBXO38,SPINK9,SPINK7,SPINK13,SPINK6,SPINK14,SPINK5,C5orf46,SCGB3A2,JAKMIP2,DPYSL3,STK32A,AC011357.1,GPR151,TCERG1,POU4F3,RBM27,LARS,PLAC8L1,SH3RF2,GRXCR2,PRELID2,KCTD16,YIPF5,HMHB1,NR3C1,ARHGAP26,SPRY4,NDFIP1,GNPDA1,PCDH12,KIAA0141,ARAP3,FCHSD1,RELL2,HDAC3,DIAPH1,PCDHGC5,PCDHGC4,PCDHGC3,PCDHGA12,PCDHGA11,PCDHGB7,PCDHGA10,PCDHGB6,PCDHGA8,PCDHGB4,PCDHGA7,PCDHGA6,PCDHGA5,PCDHGB2,PCDHGB1,PCDHGA3,PCDHGA2,TAF7,SLC25A2,PCDHB15,PCDHB14,PCDHB13,PCDHB12,PCDHB11,PCDHB10,PCDHB16,PCDHB8,PCDHB7,AC005754.1,PCDHB6,PCDHB5,PCDHB4,PCDHB3,PCDHB2,PCDHAC2,PCDHAC1,PCDHA13,PCDHA12,PCDHA11,AC005609.17,PCDHA10,PCDHA9,PCDHA8,PCDHA7,PCDHA6,PCDHA5,PCDHA4,PCDHA3,PCDHA2,ZMAT2,HARS2,DND1,WDR55,IK,NDUFA2,TMCO6,CD14,SLC35A4,APBB3,SRA1,EIF4EBP3,ANKHD1,ANKHD1-EIF4EBP3,SLC4A9,HBEGF,PFDN1,C5orf32,C5orf53,PURA,NRG2,PSD2,CXXC5,UBE2D2,TMEM173,ECSCR,DNAJC18,SPATA24,AC135457.1,RP11-1280I22.1,SLC23A1,PAIP2,MATR3,SIL1,CTNNA1,LRRTM2,HSPA9,ETF1,EGR1,REEP2,KDM3B,FAM53C,CDC25C,GFRA3,CDC23,KIF20A,BRD8,NME5,WNT8A,FAM13B,PKD2L2,MYOT,HNRNPA0,KLHL3,SPOCK1,TRPC7,SMAD5,TGFBI,LECT2,IL9,SLC25A48,CXCL14,NEUROG1,TIFAB,C5orf20,CTC-203F4.1,H2AFY,CTC-349C3.2,PITX1,CATSPER3,PCBD2,TXNDC15,C5orf24,DDX46,CAMLG,SEC24A,SAR1B,PHF15,CDKN2AIPNL,UBE2B,CDKL3,PPP2CA,SKP1,TCF7,VDAC1,C5orf15,FSTL4,HSPA4,ZCCHC10,AFF4,LEAP2,UQCRQ,GDF9,SHROOM1,ANKRD43,SEPT8,CCNI2,KIF3A,IL4,IL13,RAD50,IL5,IRF1,C5orf56,SLC22A5,SLC22A4,PDLIM4,P4HA2,CSF2,IL3,ACSL6,FNIP1,RAPGEF6,CDC42SE2,LYRM7,HINT1,CHSY3,ADAMTS19,ISOC1,SLC27A6,FBN2,SLC12A2,CTXN3,PRRC1,MEGF10,C5orf63,MARCH3,LMNB1,C5orf48,PHAX,ALDH7A1,GRAMD3,RP11-43D2.2,ZNF608,CSNK1G3,CEP120,PRDM6,PPIC,SNX24,SNCAIP,ZNF474,LOX,SRFBP1,FTMT,PRR16,FAM170A,HSD17B4,TNFAIP8,DMXL1,DTWD2,SEMA6A,COMMD10,AC010282.1,AP3S1,ATG12,CDO1,TMED7,TMED7-TICAM2,FEM1C,CCDC112,PGGT1B,TRIM36,KCNN2,YTHDC2,TSSK1B,MCC,DCP2,ZRSR1,REEP5,SRP19,APC,EPB41L4A,C5orf13,STARD4,CAMK4,WDR36,TSLP,SLC25A46,TMEM232,AC011366.3,MAN2A1,PJA2,FER,FBXL17,EFNA5,NUDT12,C5orf30,PPIP5K2,GIN1,PAM,SLCO6A1,SLCO4C1,ST8SIA4,FAM174A,CHD1,RGMB,RIOK2,LIX1,CTD-2215E18.1,LNPEP,ERAP2,CTD-2260A17.2,ERAP1,CAST,PCSK1,C5orf27,GLRX,RHOBTB3,SPATA9,RFESD,GPR150,ARSK,TTC37,FAM81B,MCTP1,ANKRD32,KIAA0825,FAM172A,NR2F1,ARRDC3,GPR98,LYSMD3,AC027323.1,POLR3G,MBLAC2,AC093510.2,CETN3,MEF2C,TMEM161B,CCNH,RASA1,AC008394.1,COX7C,EDIL3,HAPLN1,VCAN,XRCC4,TMEM167A,ATP6AP1L,RPS23,ATG10,SSBP2,ACOT12,ZCCHC9,CKMT2,RASGRF2,MSH3,DHFR,ANKRD34B,FAM151B,ZFYVE16,SPZ1,SERINC5,THBS4,MTX3,CMYA5,PAPD4,HOMER1,JMY,BHMT,BHMT2,DMGDH,ARSB,LHFPL2,AP3B1,TBCA,OTP,WDR41,PDE8B,ZBED3,AGGF1,CRHBP,S100Z,F2RL1,F2RL2,IQGAP2,SV2C,POC5,ANKDD1B,POLK,COL4A3BP,HMGCR,ANKRD31,GCNT4,FAM169A,NSA2,GFM2,HEXB,ENC1,RP11-428C6.1,UTP15,ANKRA2,BTF3,TMEM174,TMEM171,FCHO2,TNPO1,ZNF366,PTCD2,MRPS27,MAP1B,CARTPT,MCCC2,BDP1,GTF2H2,NAIP,SMN1,SERF1A,SMN2,SERF1B,GTF2H2C,OCLN,MARVELD2,RAD17,TAF9,CCDC125,CDK7,MRPS36,CENPH,CCNB1,SLC30A5,PIK3R1,RP11-404L6.2,CD180,MAST4,SREK1,ERBB2IP,NLN,SGTB,C5orf44,CTC-534A2.2,TRIM23,PPWD1,CENPK,ADAMTS6,CWC27,SREK1IP1,FAM159B,RGS7BP,RNF180,HTR1A,LRRC70,IPO11,DIMT1L,KIF2A,C5orf64,ZSWIM6,C5orf43,NDUFAF2,ERCC8,ELOVL7,DEPDC1B,AC109486.1,PDE4D,RAB3C,CTD-2117L12.1,GAPT,PLK2,ACTBL2,GPBP1,MIER3,C5orf35,MAP3K1,AC022431.2,CTC-236F12.4,ANKRD55,CTD-2031P19.3,IL6ST,IL31RA,SLC38A9,PPAP2A,SKIV2L2,DHX29,CCNO,RP11-528L24.3,GPX8,CDC20B,GZMA,GZMK,ESM1,RP11-45H22.3,SNX18,HSPB3,ARL15,NDUFS4,MOCS2,ITGA2,PELO,ITGA1,CTD-2203A3.1,ISL1,PARP8,</text:p>
          </table:table-cell>
        </table:table-row>
        <table:table-row table:style-name="ro1">
          <table:table-cell office:value-type="string" calcext:value-type="string">
            <text:p>LY86,F13A1,NRN1,</text:p>
          </table:table-cell>
        </table:table-row>
        <table:table-row table:style-name="ro1">
          <table:table-cell office:value-type="string" calcext:value-type="string">
            <text:p>SLC35B3,EEF1E1,MUTED,TXNDC5,</text:p>
          </table:table-cell>
        </table:table-row>
        <table:table-row table:style-name="ro1">
          <table:table-cell office:value-type="string" calcext:value-type="string">
            <text:p>ELOVL2,SYCP2L,GCM2,MAK,TMEM14B,TMEM14C,PAK1IP1,C6orf52,GCNT6,GCNT2,TFAP2A,OFCC1,</text:p>
          </table:table-cell>
        </table:table-row>
        <table:table-row table:style-name="ro1">
          <table:table-cell office:value-type="string" calcext:value-type="string">
            <text:p>ID4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LA-A,HLA-G,HLA-F,ZFP57,MOG,GABBR1,OR2H2,UBD,MAS1L,OR2H1,OR10C1,OR11A1,OR12D2,OR12D3,OR5V1,OR14J1,OR2J2,OR2J3,OR2J1,OR2B3,OR2W1,ZNF311,C6orf100,TRIM27,SCAND3,GPX5,GPX6,ZSCAN23,ZSCAN12,ZKSCAN3,ZNF323,PGBD1,NKAPL,ZKSCAN4,ZNF193,ZNF192,ZSCAN16,ZNF165,OR2B6,OR2B2,HIST1H2BO,HIST1H2AM,HIST1H3J,HIST1H4L,HIST1H3I,HIST1H1B,HIST1H2AL,HIST1H2BN,HIST1H2AK,HIST1H4K,HIST1H4J,HIST1H2BM,HIST1H2AJ,HIST1H3H,HIST1H2AI,HIST1H2BL,ZNF184,ZNF391,POM121L2,PRSS16,HIST1H2AH,HIST1H2BK,HIST1H4I,HIST1H2AG,HIST1H2BJ,ZNF322,ABT1,HMGN4,BTN1A1,BTN2A1,BTN3A3,BTN3A1,BTN2A2,BTN3A2,HIST1H4H,HIST1H2BI,HIST1H3G,HIST1H2BH,HIST1H3F,HIST1H4G,HIST1H4F,HIST1H1D,HIST1H3E,HIST1H2AE,HIST1H2BG,HIST1H4E,HIST1H2BF,HIST1H2AD,HIST1H3D,HIST1H4D,HIST1H2BE,HIST1H2BD,HIST1H1E,HIST1H2AC,HIST1H2BC,HIST1H1T,HIST1H4C,HFE,HIST1H1C,HIST1H3C,HIST1H2BB,HIST1H2AB,HIST1H3B,HIST1H4B,HIST1H4A,HIST1H3A,HIST1H1A,</text:p>
          </table:table-cell>
        </table:table-row>
        <table:table-row table:style-name="ro1">
          <table:table-cell office:value-type="string" calcext:value-type="string">
            <text:p>UNC5CL,LRFN2,</text:p>
          </table:table-cell>
        </table:table-row>
        <table:table-row table:style-name="ro1">
          <table:table-cell office:value-type="string" calcext:value-type="string">
            <text:p>RAB23,BAG2,ZNF451,</text:p>
          </table:table-cell>
        </table:table-row>
        <table:table-row table:style-name="ro1">
          <table:table-cell office:value-type="string" calcext:value-type="string">
            <text:p>ZNF713,RP11-15K19.2,SEPT14,VOPP1,LANCL2,EGFR,SEC61G,VSTM2A,POM121L12,COBL,GRB10,DDC,FIGNL1,IKZF1,C7orf72,ZPBP,VWC2,ABCA13,UPP1,C7orf57,SUN3,HUS1,PKD1L1,C7orf69,C7orf65,TNS3,AC011294.3,IGFBP3,IGFBP1,ADCY1,RAMP3,TBRG4,NACAD,CCM2,C7orf40,MYO1G,PURB,H2AFV,PPIA,ZMIZ2,OGDH,TMED4,DDX56,NPC1L1,NUDCD3,CAMK2B,YKT6,GCK,MYL7,POLD2,AEBP1,POLM,PGAM2,DBNL,SPDYE1,UBE2D4,URGCP,MRPS24,BLVRA,C7orf44,STK17A,HECW1,MRPL32,PSMA2,C7orf25,GLI3,INHBA,C7orf10,C7orf11,CDK13,RALA,C7orf36,POU6F2,VPS41,FAM183B,AMPH,STARD3NL,EPDR1,SFRP4,TXNDC3,GPR141,ELMO1,AOAH,ANLN,KIAA0895,EEPD1,AC083864.4,SEPT7,HERPUD2,TBX20,DPY19L1,NPSR1,AC005493.1,BMPER,RP11-89N17.1,BBS9,RP9,NT5C3,FKBP9,KBTBD2,AVL9,LSM5,PDE1C,C7orf16,CCDC129,NEUROD6,ADCYAP1R1,GHRHR,AQP1,FAM188B,RP5-877J2.1,INMT,CRHR2,GARS,GGCT,NOD1,ZNRF2,C7orf41,PLEKHA8,FKBP14,SCRN1,WIPF3,PRR15,CHN2,CPVL,CREB5,JAZF1,TAX1BP1,HIBADH,EVX1,RP1-170O19.17,HOXA13,HOXA11,HOXA10,HOXA9,RP1-170O19.20,HOXA7,HOXA6,HOXA5,HOXA4,HOXA3,HOXA2,SKAP2,C7orf71,KIAA0087,SNX10,CBX3,HNRNPA2B1,NFE2L3,NPVF,C7orf31,CYCS,OSBPL3,DFNA5,MPP6,NPY,STK31,C7orf46,CCDC126,TRA2A,IGF2BP3,C7orf30,GPNMB,NUPL2,AC005082.1,KLHL7,FAM126A,TOMM7,IL6,STEAP1B,RAPGEF5,CDCA7L,DNAH11,SP4,SP8,ABCB5,ITGB8,MACC1,TMEM196,TWISTNB,FERD3L,TWIST1,HDAC9,PRPS1L1,SNX13,AHR,AGR3,AGR2,TSPAN13,BZW2,ANKMY2,AC005014.4,SOSTDC1,ISPD,AC006035.2,MEOX2,AGMO,DGKB,ETV1,ARL4A,SCIN,VWDE,TMEM106B,THSD7A,PHF14,NDUFA4,NXPH1,ICA1,GLCCI1,AC006465.3,RPA3,MIOS,COL28A1,C1GALT1,C7orf28B,RSPH10B2,ZNF12,AC073343.1,C7orf26,ZDHHC4,GRID2IP,KDELR2,DAGLB,RAC1,C7orf70,CYTH3,USP42,EIF2AK1,ANKRD61,AIMP2,PMS2,CCZ1,OCM,RNF216,FSCN1,ACTB,FBXL18,AC092171.1,AC092171.2,TNRC18,SLC29A4,WIPI2,RBAK,MMD2,RADIL,PAPOLB,KIAA0415,FOXK1,SDK1,AC091801.1,CARD11,GNA12,AMZ1,TTYH3,IQCE,BRAT1,LFNG,CHST12,EIF3B,SNX8,NUDT1,FTSJ2,MAD1L1,AC110781.3,AC074389.6,PSMG3,TMEM184A,MAFK,INTS1,MICALL2,UNCX,ZFAND2A,GPER,GPR146,C7orf50,CYP2W1,COX19,ADAP1,GET4,SUN1,HEATR2,PRKAR1B,PDGFA,AC145676.2,FAM20C,</text:p>
          </table:table-cell>
        </table:table-row>
        <table:table-row table:style-name="ro1">
          <table:table-cell office:value-type="string" calcext:value-type="string">
            <text:p>VIPR2,WDR60,ESYT2,NCAPG2,AC005481.5,PTPRN2,AC006372.1,DNAJB6,UBE3C,MNX1,NOM1,LMBR1,RNF32,C7orf13,AC021218.2,SHH,RBM33,AC009403.2,CNPY1,EN2,AC008060.7,BLACE,INSIG1,AC099552.4,HTR5A,AC093726.4,PAXIP1,AC093726.6,DPP6,ACTR3B,XRCC2,MLL3,GALNT11,GALNTL5,PRKAG2,RHEB,CRYGN,WDR86,NUB1,SMARCD3,CHPF2,ABCF2,ASB10,GBX1,AGAP3,TMUB1,FASTK,SLC4A2,CDK5,ACCN3,ABCB8,AC010973.1,NOS3,KCNH2,ABP1,TMEM176A,TMEM176B,GIMAP5,GIMAP1,GIMAP2,GIMAP6,GIMAP4,GIMAP7,GIMAP8,ZNF775,REPIN1,RARRES2,C7orf29,LRRC61,ACTR3C,ATP6V0E2,ZNF862,ZNF467,KRBA1,ZNF746,ZNF777,ZNF783,ZNF212,ZNF282,ZNF398,ZNF425,ZNF786,PDIA4,EZH2,CUL1,C7orf33,CNTNAP2,TPK1,NOBOX,ARHGEF5,OR2A1,CTAGE8,OR2A7,OR2A42,ARHGEF35,CTAGE4,OR2A14,OR2A2,OR2A12,OR2A25,OR2A5,OR6B1,OR2F1,OR2F2,FAM115A,FAM115C,TAS2R41,TAS2R60,EPHA1,ZYX,FAM131B,CLCN1,CASP2,TMEM139,GSTK1,TAS2R40,TAS2R39,PIP,OR6V1,OR9A2,KEL,C7orf34,TRPV5,TRPV6,EPHB6,PRSS1,PRSS58,RP11-1220K2.2,MGAM,TAS2R38,CLEC5A,OR9A4,PRSS37,TAS2R5,SSBP1,WEE2,KIAA1147,AGK,MRPS33,BRAF,NDUFB2,ADCK2,DENND2A,MKRN1,RAB19,SLC37A3,JHDM1D,PARP12,TBXAS1,HIPK2,CLEC2L,KLRG2,AC083883.1,LUC7L2,C7orf55,UBN2,TTC26,ZC3HAV1,ZC3HAV1L,KIAA1549,TMEM213,ATP6V0A4,SVOPL,TRIM24,AKR1D1,CREB3L2,DGKI,PTN,CHRM2,MTPN,AC015987.1,FAM180A,SLC13A4,C7orf73,NUP205,CNOT4,STRA8,WDR91,C7orf49,TMEM140,AC083862.1,AGBL3,CALD1,BPGM,AKR1B15,AKR1B10,SLC35B4,LRGUK,EXOC4,AC008038.1,CHCHD3,AC009365.3,PLXNA4,PODXL,MKLN1,KLF14,TSGA13,COPG2,MEST,TSGA14,CPA1,CPA5,CPA4,CPA2,C7orf45,TMEM209,KLHDC10,ZC3HC1,UBE2H,NRF1,FAM40B,AHCYL2,SMO,TSPAN33,TNPO3,IRF5,ATP6V1F,FLNC,CCDC136,OPN1SW,CALU,FAM71F1,FAM71F2,METTL2B,C7orf68,IMPDH1,PRRT4,RBM28,LEP,LRRC4,SND1,PAX4,FSCN3,ARF5,GCC1,ZNF800,GRM8,POT1,GPR37,TMEM229A,SPAM1,HYAL4,WASL,LMOD2,ASB15,NDUFA5,IQUB,SLC13A1,TAS2R16,RNF148,RNF133,CADPS2,FEZF1,AASS,PTPRZ1,FAM3C,WNT16,C7orf58,ING3,TSPAN12,KCND2,ANKRD7,NAA38,CTTNBP2,CFTR,ASZ1,WNT2,ST7,AC106873.4,ST7OT4,CAPZA2,CAV1,CAV2,TES,TFEC,MDFIC,FOXP2,PPP1R3A,AC073348.1,AC073346.2,GPR85,C7orf60,TMEM168,C7orf53,IFRD1,ZNF277,DOCK4,IMMP2L,LRRN3,C7orf66,DNAJB9,THAP5,PNPLA8,NRCAM,LAMB4,LAMB1,DLD,SLC26A3,CBLL1,SLC26A4,BCAP29,DUS4L,GPR22,COG5,HBP1,PRKAR2B,PIK3CG,C7orf74,NAMPT,SYPL1,CDHR3,ATXN7L1,EFCAB10,RINT1,PUS7,SRPK2,MLL5,LHFPL3,ORC5,RELN,SLC26A5,PSMC2,DNAJC2,PMPCB,NAPEPLD,ARMC10,FBXL13,LRRC17,FAM185A,AC105052.1,POLR2J2,RP11-577H5.4,UPK3BL,RASA4,AC093668.1,POLR2J3,SPDYE2,AC093668.2,RASA4B,LRWD1,ALKBH4,ORAI2,PRKRIP1,SH2B2,CUX1,MYL10,EMID2,RABL5,FIS1,CLDN15,ZNHIT1,PLOD3,AC004876.1,MOGAT3,C7orf52,VGF,AP1S1,SERPINE1,TRIM56,MUC17,MUC12,MUC3A,AC118759.1,ACHE,UFSP1,SRRT,TRIP6,SLC12A9,EPHB4,ZAN,EPO,POP7,GIGYF1,GNB2,ACTL6B,TFR2,MOSPD3,PCOLCE,FBXO24,LRCH4,SAP25,AGFG2,C7orf51,TSC22D4,C7orf61,C7orf47,MEPCE,ZCWPW1,AC005071.3,PILRA,PILRB,SPDYE3,PVRIG,STAG3,GATS,GPC2,GAL3ST4,C7orf43,C7orf59,MBLAC1,CNPY4,TAF6,AP4M1,MCM7,COPS6,ZSCAN21,ZKSCAN1,AZGP1,GJC3,TRIM4,OR2AE1,CYP3A43,CYP3A7,CYP3A5,ZNF498,ZNF655,FAM200A,ZKSCAN5,ZNF394,ZNF789,ATP5J2,CPSF4,AC073063.1,PTCD1,ATP5J2-PTCD1,BUD31,PDAP1,ARPC1B,ARPC1A,KPNA7,SMURF1,TRRAP,TMEM130,NPTX2,AC093799.1,BRI3,TECPR1,BHLHA15,LMTK2,OCM2,ASNS,TAC1,ACN9,DLX5,DLX6,SHFM1,AC092031.1,SLC25A13,DYNC1I1,PDK4,ASB4,PON2,PON3,PON1,PPP1R9A,PEG10,SGCE,CASD1,COL1A2,BET1,GNG11,GNGT1,TFPI2,CALCR,CCDC132,HEPACAM2,SAMD9L,CDK6,FAM133B,C7orf64,PEX1,ERVW-1,GATAD1,ANKIB1,KRIT1,LRRD1,CYP51A1,AKAP9,MTERF,FZD1,CDK14,CLDN12,GTPBP10,C7orf63,STEAP2,STEAP1,C7orf62,ZNF804B,STEAP4,SRI,ADAM22,DBF4,SLC25A40,RUNDC3B,ABCB1,ABCB4,CROT,C7orf23,DMTF1,KIAA1324L,GRM3,SEMA3D,SEMA3A,SEMA3E,PCLO,CACNA2D1,HGF,AC005008.2,SEMA3C,CD36,GNAT3,GNAI1,MAGI2,PHTF2,TMEM60,RSBN1L,PTPN12,PION,FGL2,AC007000.1,POMZP3,AC005522.1,SRCRB4D,YWHAG,HSPB1,SRRM3,MDH2,STYXL1,POR,RHBDD2,CCL24,CCL26,HIP1,POM121C,TRIM73,STAG3L1,GATSL2,GTF2IRD2B,WBSCR16,GATSL1,STAG3L2,NCF1,GTF2IRD1,CLIP2,RFC2,LAT2,EIF4H,LIMK1,WBSCR28,WBSCR27,CLDN4,CLDN3,ABHD11,STX1A,WBSCR22,DNAJC30,VPS37D,MLXIPL,TBL2,BCL7B,BAZ1B,FZD9,FKBP6,TRIM50,NSUN5,STAG3L3,TRIM74,CALN1,WBSCR17,AUTS2,STAG3L4,TYW1,SBDS,C7orf42,KCTD7,RABGEF1,TPST1,CRCP,AC068533.7,GUSB,VKORC1L1,ZNF92,ERV3-1,ZNF117,ZNF273,ZNF138,ZNF107,ZNF680,</text:p>
          </table:table-cell>
        </table:table-row>
        <table:table-row table:style-name="ro1">
          <table:table-cell office:value-type="string" calcext:value-type="string">
            <text:p>CSMD1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PAA1,EXOSC4,OPLAH,SPATC1,GRINA,PARP10,PLEC,EPPK1,NRBP2,PUF60,SCRIB,FAM83H,MAPK15,CCDC166,ZNF707,ZNF623,TSTA3,PYCRL,TIGD5,EEF1D,NAPRT1,C8orf73,GSDMD,ZC3H3,MAFA,RHPN1,TOP1MT,ZNF696,GLI4,ZFP41,GPIHBP1,LY6H,C8orf31,LY6E,</text:p>
          </table:table-cell>
        </table:table-row>
        <table:table-row table:style-name="ro1">
          <table:table-cell office:value-type="string" calcext:value-type="string">
            <text:p>PTPRD,</text:p>
          </table:table-cell>
        </table:table-row>
        <table:table-row table:style-name="ro1">
          <table:table-cell office:value-type="string" calcext:value-type="string">
            <text:p>IZUMO3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NF658,FAM75A3,AL353791.1,FAM74A1,FAM75A2,FAM75A1,CNTNAP3,</text:p>
          </table:table-cell>
        </table:table-row>
        <table:table-row table:style-name="ro1">
          <table:table-cell office:value-type="string" calcext:value-type="string">
            <text:p>AL953854.2,AL162731.1,AL162731.2,FAM27E2,FAM27A,FAM27C,RP11-160N1.10,CNTNAP3B,FAM75A6,ANKRD20A3,FOXD4L2,CBWD7,ANKRD20A2,</text:p>
          </table:table-cell>
        </table:table-row>
        <table:table-row table:style-name="ro1">
          <table:table-cell office:value-type="string" calcext:value-type="string">
            <text:p>LARP4B,C10orf108,DIP2C,ZMYND11,RP11-631M21.2,</text:p>
          </table:table-cell>
        </table:table-row>
        <table:table-row table:style-name="ro1">
          <table:table-cell office:value-type="string" calcext:value-type="string">
            <text:p>TAF3,ATP5C1,KIN,ITIH2,ITIH5,SFMBT2,PRKCQ,AL137145.1,AL137145.2,PFKFB3,RBM17,IL2RA,IL15RA,FBXO18,ANKRD16,GDI2,C10orf18,ASB13,CALML3,CALML5,NET1,TUBAL3,UCN3,AKR1C4,AKR1CL1,AKR1C3,AKR1C2,AKR1C1,AKR1E2,KLF6,PITRM1,PFKP,</text:p>
          </table:table-cell>
        </table:table-row>
        <table:table-row table:style-name="ro1">
          <table:table-cell office:value-type="string" calcext:value-type="string">
            <text:p>SEPT7L,ZNF37A,ZNF33A,ZNF25,ZNF248,MTRNR2L7,ANKRD30A,NAMPTL,FZD8,GJD4,CCNY,CREM,CUL2,PARD3,NRP1,ITGB1,C10orf68,CCDC7,EPC1,KIF5B,ARHGAP12,AL117340.1,ZEB1,ZNF438,LYZL2,MAP3K8,MTPAP,KIAA1462,SVIL,LYZL1,C10orf126,BAMBI,WAC,MPP7,ARMC4,MKX,RAB18,PTCHD3,ACBD5,MASTL,YME1L1,ANKRD26,ABI1,PDSS1,APBB1IP,GAD2,MYO3A,GPR158,THNSL1,ENKUR,PRTFDC1,ARHGAP21,KIAA1217,OTUD1,C10orf67,C10orf115,PTF1A,MSRB2,ARMC3,PIP4K2A,SPAG6,BMI1,COMMD3,DNAJC1,MLLT10,C10orf140,C10orf114,C10orf113,NEBL,PLXDC2,C10orf112,ARL5B,NSUN6,CACNB2,SLC39A12,MRC1,AL928729.1,AL928580.1,TMEM236,STAM,PTPLA,ST8SIA6,VIM,TRDMT1,CUBN,RSU1,C1QL3,PTER,FAM188A,ITGA8,FAM171A1,NMT2,RPP38,C10orf111,ACBD7,OLAH,MEIG1,DCLRE1C,SUV39H2,HSPA14,CDNF,FAM107B,FRMD4A,PRPF18,BEND7,SEPHS1,AL138764.1,PHYH,UCMA,MCM10,OPTN,CCDC3,CAMK1D,CDC123,NUDT5,SEC61A2,DHTKD1,UPF2,C10orf47,ECHDC3,USP6NL,C10orf31,CELF2,</text:p>
          </table:table-cell>
        </table:table-row>
        <table:table-row table:style-name="ro1">
          <table:table-cell office:value-type="string" calcext:value-type="string">
            <text:p>ASAH2C,FAM21B,ANXA8L2,AL603965.1,AGAP10,FAM25B,ANXA8L1,AL391137.1,PPYR1,GPRIN2,SYT15,FAM35B,PTPN20A,AGAP4,FAM21C,ANUBL1,MARCH8,</text:p>
          </table:table-cell>
        </table:table-row>
        <table:table-row table:style-name="ro1">
          <table:table-cell office:value-type="string" calcext:value-type="string">
            <text:p>UNC5B,PCBD1,SGPL1,C10orf27,ADAMTS14,PRF1,KIAA1274,AC022532.1,NODAL,EIF4EBP2,LRRC20,NPFFR1,PPA1,SAR1A,TYSND1,AIFM2,H2AFY2,COL13A1,C10orf35,NEUROG3,TSPAN15,TACR2,HK1,HKDC1,SUPV3L1,VPS26A,SRGN,KIAA1279,DDX21,DDX50,STOX1,CCAR1,TET1,SLC25A16,DNA2,RUFY2,HNRNPH3,PBLD,ATOH7,MYPN,HERC4,SIRT1,DNAJC12,CTNNA3,LRRTM3,</text:p>
          </table:table-cell>
        </table:table-row>
        <table:table-row table:style-name="ro1">
          <table:table-cell office:value-type="string" calcext:value-type="string">
            <text:p>ADK,AP3M1,VCL,PLAU,C10orf55,CAMK2G,NDST2,KIAA0913,CHCHD1,FUT11,SEC24C,C10orf102,AGAP5,SYNPO2L,MYOZ1,USP54,PPP3CB,ZMYND17,ANXA7,TTC18,MRPS16,C10orf103,DNAJC9,FAM149B1,ECD,NUDT13,P4HA1,PLA2G12B,OIT3,MCU,MICU1,DNAJB12,DDIT4,</text:p>
          </table:table-cell>
        </table:table-row>
        <table:table-row table:style-name="ro1">
          <table:table-cell office:value-type="string" calcext:value-type="string">
            <text:p>RPS24,POLR3A,AL391421.1,DLG5,KCNMA1,C10orf11,NCRNA00245,AC010997.1,ZNF503,</text:p>
          </table:table-cell>
        </table:table-row>
        <table:table-row table:style-name="ro1">
          <table:table-cell office:value-type="string" calcext:value-type="string">
            <text:p>FAM22A,FAM35A,GLUD1,FAM25A,C10orf116,SNCG,MMRN2,BMPR1A,LDB3,OPN4,WAPAL,GRID1,</text:p>
          </table:table-cell>
        </table:table-row>
        <table:table-row table:style-name="ro1">
          <table:table-cell office:value-type="string" calcext:value-type="string">
            <text:p>PCGF5,ANKRD1,RPP30,HTR7,</text:p>
          </table:table-cell>
        </table:table-row>
        <table:table-row table:style-name="ro1">
          <table:table-cell office:value-type="string" calcext:value-type="string">
            <text:p>PITX3,ELOVL3,NOLC1,PPRC1,LDB1,HPS6,C10orf76,KCNIP2,MGEA5,NPM3,FGF8,FBXW4,DPCD,POLL,BTRC,LBX1,TLX1,KAZALD1,SFXN3,PDZD7,LZTS2,C10orf2,MRPL43,SEMA4G,FAM178A,PAX2,HIF1AN,NDUFB8,SEC31B,WNT8B,SCD,PKD2L1,BLOC1S2,CWF19L1,CHUK,ERLIN1,CPN1,DNMBP,ABCC2,CUTC,COX15,ENTPD7,SLC25A28,NKX2-3,GOT1,CNNM1,HPSE2,HPS1,PYROXD2,LOXL4,C10orf28,CRTAC1,GOLGA7B,SFRP5,ZFYVE27,MARVELD1,AVPI1,PI4K2A,MORN4,HOGA1,C10orf62,RP11-548K23.11,ANKRD2,UBTD1,MMS19,ZDHHC16,EXOSC1,PGAM1,AL355490.1,RRP12,FRAT2,FRAT1,ARHGAP19,SLIT1,C10orf12,LCOR,PIK3AP1,TM9SF3,TLL2,OPALIN,DNTT,BLNK,CCNJ,CC2D2B,C10orf131,ENTPD1,TCTN3,ALDH18A1,RP11-476E15.3,SORBS1,PDLIM1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WA2,TDRD1,C10orf118,ADRB1,AL162407.1,NHLRC2,DCLRE1A,C10orf81,CASP7,NRAP,HABP2,TCF7L2,VTI1A,ZDHHC6,ACSL5,TECTB,GPAM,</text:p>
          </table:table-cell>
        </table:table-row>
        <table:table-row table:style-name="ro1">
          <table:table-cell office:value-type="string" calcext:value-type="string">
            <text:p>RAB11FIP2,AC005871.1,EMX2,PDZD8,SLC18A2,</text:p>
          </table:table-cell>
        </table:table-row>
        <table:table-row table:style-name="ro1">
          <table:table-cell office:value-type="string" calcext:value-type="string">
            <text:p>BUB3,HMX2,HMX3,ACADSB,IKZF5,PSTK,C10orf88,FAM24A,FAM24B,CUZD1,C10orf120,DMBT1,HTRA1,ARMS2,PLEKHA1,BTBD16,TACC2,</text:p>
          </table:table-cell>
        </table:table-row>
        <table:table-row table:style-name="ro1">
          <table:table-cell office:value-type="string" calcext:value-type="string">
            <text:p>TCERG1L,</text:p>
          </table:table-cell>
        </table:table-row>
        <table:table-row table:style-name="ro1">
          <table:table-cell office:value-type="string" calcext:value-type="string">
            <text:p>MRPL23,TNNT3,C11orf89,LSP1,TNNI2,SYT8,CTSD,RP11-295K3.1,IFITM10,KRTAP5-6,KRTAP5-5,KRTAP5-4,KRTAP5-3,KRTAP5-2,KRTAP5-1,DUSP8,AC091196.1,BRSK2,TOLLIP,MUC5B,MUC5AC,MUC2,MUC6,AP2A2,CHID1,TSPAN4,POLR2L,CD151,EFCAB4A,PNPLA2,RPLP2,PIDD,SLC25A22,CEND1,AP006621.5,PDDC1,TALDO1,EPS8L2,TMEM80,DEAF1,DRD4,SCT,CDHR5,IRF7,PHRF1,RASSF7,C11orf35,LRRC56,HRAS,RNH1,PTDSS2,ANO9,SIGIRR,PKP3,B4GALNT4,IFITM3,IFITM2,IFITM5,ATHL1,NLRP6,PSMD13,SIRT3,RIC8A,BET1L,ODF3,SCGB1C1,</text:p>
          </table:table-cell>
        </table:table-row>
        <table:table-row table:style-name="ro1">
          <table:table-cell office:value-type="string" calcext:value-type="string">
            <text:p>STIM1,RHOG,PGAP2,NUP98,CHRNA10,ART1,ART5,AC123788.1,ZNF195,MRGPRE,C11orf36,MRGPRG,OSBPL5,CARS,AC131971.1,NAP1L4,</text:p>
          </table:table-cell>
        </table:table-row>
        <table:table-row table:style-name="ro1">
          <table:table-cell office:value-type="string" calcext:value-type="string">
            <text:p>DKK3,USP47,GALNTL4,ZBED5,EIF4G2,CTR9,MRVI1,LYVE1,RNF141,MTRNR2L8,AMPD3,ADM,SBF2,SWAP70,WEE1,ZNF143,IPO7,TMEM41B,DENND5A,SCUBE2,NRIP3,</text:p>
          </table:table-cell>
        </table:table-row>
        <table:table-row table:style-name="ro1">
          <table:table-cell office:value-type="string" calcext:value-type="string">
            <text:p>OR4C46,OR4A5,</text:p>
          </table:table-cell>
        </table:table-row>
        <table:table-row table:style-name="ro1">
          <table:table-cell office:value-type="string" calcext:value-type="string">
            <text:p>SUV420H1,CHKA,TCIRG1,NDUFS8,UNC93B1,ALDH3B2,ACY3,TBX10,NUDT8,NDUFV1,C11orf72,GSTP1,CABP2,CDK2AP2,PITPNM1,AIP,TMEM134,CABP4,GPR152,CORO1B,PTPRCAP,RPS6KB2,CARNS1,TBC1D10C,PPP1CA,RAD9A,CLCF1,POLD4,SSH3,ANKRD13D,ADRBK1,KDM2A,AP001885.1,RHOD,SYT12,C11orf86,PC,LRFN4,RCE1,C11orf80,SPTBN2,RBM4B,RBM14-RBM4,CCS,CCDC87,CTSF,ZDHHC24,BBS1,CTD-3074O7.11,DPP3,PELI3,MRPL11,NPAS4,SLC29A2,RP11-867G23.8,B3GNT1,BRMS1,RIN1,CD248,TMEM151A,YIF1A,CNIH2,RAB1B,KLC2,PACS1,RP11-1167A19.2,SF3B2,GAL3ST3,CATSPER1,CST6,BANF1,EIF1AD,SART1,DRAP1,C11orf68,FOSL1,CCDC85B,FIBP,CTSW,EFEMP2,MUS81,CFL1,SNX32,OVOL1,RNASEH2C,KAT5,RELA,SIPA1,PCNXL3,MAP3K11,KCNK7,EHBP1L1,FAM89B,SSSCA1,LTBP3,SCYL1,AP000769.1,FRMD8,SLC25A45,TIGD3,DPF2,CDC42EP2,POLA2,</text:p>
          </table:table-cell>
        </table:table-row>
        <table:table-row table:style-name="ro1">
          <table:table-cell office:value-type="string" calcext:value-type="string">
            <text:p>ANO1,FGF3,FGF4,FGF19,ORAOV1,CCND1,MYEOV,</text:p>
          </table:table-cell>
        </table:table-row>
        <table:table-row table:style-name="ro1">
          <table:table-cell office:value-type="string" calcext:value-type="string">
            <text:p>SYT10,PKP2,YARS2,DNM1L,FGD4,BICD1,C12orf35,H3F3C,AMN1,METTL20,DENND5B,AC024940.1,FAM60A,DDX11,TSPAN11,CAPRIN2,IPO8,TMTC1,OVCH1,RP11-677C1.2,ERGIC2,FAR2,CCDC91,PTHLH,KLHDC5,MANSC4,MRPS35,REP15,PPFIBP1,C12orf70,ARNTL2,STK38L,C12orf71,MED21,TM7SF3,FGFR1OP2,C12orf11,ITPR2,SSPN,BHLHE41,RASSF8,IFLTD1,KRAS,LYRM5,CASC1,LRMP,C12orf77,BCAT1,SOX5,ETNK1,KIAA0528,ST8SIA1,CMAS,ABCC9,KCNJ8,LDHB,GYS2,C12orf39,GOLT1B,RECQL,PYROXD1,IAPP,SLCO1A2,SLCO1B1,SLCO1B7,SLCO1B3,RP11-545J16.1,SLCO1C1,PDE3A,AEBP2,PLEKHA5,CAPZA3,PLCZ1,PIK3C2G,RERGL,LMO3,MGST1,SLC15A5,DERA,STRAP,EPS8,PTPRO,PDE6H,ARHGDIB,ERP27,MGP,ART4,C12orf69,C12orf60,WBP11,H2AFJ,HIST4H4,GUCY2C,PLBD1,ATF7IP,GRIN2B,C12orf36,EMP1,GSG1,KIAA1467,HEBP1,GPRC5D,GPRC5A,DDX47,APOLD1,CDKN1B,GPR19,CREBL2,DUSP16,LOH12CR1,AC007621.1,MANSC1,LRP6,BCL2L14,ETV6,PRB2,PRB1,PRB4,PRB3,TAS2R42,TAS2R30,TAS2R43,TAS2R46,TAS2R31,TAS2R19,TAS2R20,TAS2R50,TAS2R14,PRH2,TAS2R13,PRH1,PRR4,TAS2R10,TAS2R9,TAS2R8,TAS2R7,CSDA,STYK1,MAGOHB,AC068775.1,KLRC1,KLRC2,KLRC3,RP11-277P12.6,KLRC4,KLRK1,KLRD1,GABARAPL1,C12orf59,OLR1,CLEC7A,CLEC1A,CLEC9A,CLEC12B,CLEC1B,CLEC12A,CLEC2A,KLRF2,CLEC2B,KLRF1,CD69,CLECL1,CLEC2D,KLRB1,PZP,A2M,KLRG1,M6PR,PHC1,A2ML1,RIMKLB,MFAP5,AICDA,CLEC4E,CLEC4D,CLEC6A,FAM90A1,ZNF705A,CLEC4A,NECAP1,C3AR1,FOXJ2,SLC2A3,NANOGP1,SLC2A14,NANOGNB,CLEC4C,DPPA3,GDF3,APOBEC1,CD163,CD163L1,ACSM4,PEX5,CLSTN3,RBP5,C1RL,C1S,LPCAT3,PHB2,PTPN6,C12orf57,ATN1,ENO2,LRRC23,SPSB2,TPI1,USP5,CDCA3,U47924.25,GNB3,LEPREL2,GPR162,CD4,LAG3,PTMS,MLF2,COPS7A,C12orf53,ZNF384,AC125494.1,ING4,ACRBP,LPAR5,CHD4,NOP2,IFFO1,GAPDH,NCAPD2,MRPL51,VAMP1,TAPBPL,CD27,LTBR,SCNN1A,TNFRSF1A,PLEKHG6,CD9,VWF,ANO2,NTF3,KCNA5,KCNA1,KCNA6,GALNT8,NDUFA9,AKAP3,DYRK4,RAD51AP1,C12orf4,FGF6,FGF23,CCND2,PARP11,EFCAB4B,PRMT8,TSPAN9,TEAD4,TULP3,C12orf32,FOXM1,AC005841.1,NRIP2,ITFG2,FKBP4,CACNA1C,DCP1B,LRTM2,CACNA2D4,ADIPOR2,WNT5B,FBXL14,ERC1,RAD52,WNK1,NINJ2,B4GALNT3,CCDC77,KDM5A,SLC6A13,SLC6A12,IQSEC3,</text:p>
          </table:table-cell>
        </table:table-row>
        <table:table-row table:style-name="ro1">
          <table:table-cell office:value-type="string" calcext:value-type="string">
            <text:p>KDM2B,RNF34,ANAPC5,CAMKK2,P2RX4,P2RX7,OASL,C12orf43,HNF1A,AC069214.1,ACADS,UNC119B,MLEC,CABP1,POP5,RNF10,COQ5,DYNLL1,SRSF9,AL021546.1,TRIAP1,GATC,COX6A1,MSI1,PLA2G1B,SIRT4,PXN,RPLP0,GCN1L1,RAB35,CCDC64,CIT,RP1-127H14.3,PRKAB1,TMEM233,CCDC60,HSPB8,SRRM4,SUDS3,TAOK3,PEBP1,VSIG10,WSB2,RFC5,KSR2,NOS1,FBXO21,TESC,FBXW8,HRK,RNFT2,C12orf49,MAP1LC3B2,MED13L,RP11-116D17.1,TBX3,TBX5,RBM19,LHX5,SDSL,RP11-303O9.2,PLBD2,SLC24A6,TPCN1,IQCD,C12orf52,DDX54,CCDC42B,RASAL1,DTX1,OAS2,OAS3,OAS1,RPH3A,PTPN11,RPL6,C12orf51,TRAFD1,NAA25,ERP29,TMEM116,MAPKAPK5,ALDH2,RP11-162P23.2,ACAD10,BRAP,ATXN2,SH2B3,FAM109A,CUX2,MYL2,CCDC63,PPP1CC,HVCN1,TCTN1,PPTC7,RAD9B,VPS29,C12orf24,GPN3,ARPC3,RP11-478C19.2,ANAPC7,ATP2A2,IFT81,C12orf76,ANKRD13A,GIT2,TCHP,GLTP,TRPV4,C12orf34,MVK,MMAB,UBE3B,KCTD10,MYO1H,FOXN4,ACACB,UNG,ALKBH2,USP30,SVOP,DAO,SSH1,CORO1C,SELPLG,TMEM119,ISCU,SART3,FICD,CMKLR1,WSCD2,ASCL4,PRDM4,PWP1,BTBD11,CRY1,MTERFD3,C12orf23,RIC8B,RFX4,RP11-144F15.1,POLR3B,TCP11L2,CKAP4,NUAK1,C12orf75,APPL2,KIAA1033,ALDH1L2,C12orf45,SLC41A2,CHST11,TXNRD1,EID3,NFYB,HCFC2,GLT8D2,TDG,C12orf73,HSP90B1,RP11-650K20.3,NT5DC3,STAB2,C12orf42,RP11-552I14.1,ASCL1,PAH,IGF1,PMCH,C12orf48,NUP37,CCDC53,DRAM1,GNPTAB,SYCP3,CHPT1,MYBPC1,SPIC,ARL1,UTP20,SLC5A8,ANO4,GAS2L3,NR1H4,SLC17A8,SCYL2,DEPDC4,ACTR6,UHRF1BP1L,FAM71C,ANKS1B,APAF1,IKBIP,SLC25A3,TMPO,RP11-181C3.1,NEDD1,C12orf63,CDK17,ELK3,LTA4H,HAL,AMDHD1,CCDC38,SNRPF,RP11-536G4.1,NTN4,USP44,METAP2,RP11-167N24.6,VEZT,FGD6,NR2C1,NDUFA12,TMCC3,CCDC41,RP11-1105G2.3,PLXNC1,CRADD,SOCS2,MRPL42,UBE2N,NUDT4,RP11-511B23.3,EEA1,PLEKHG7,C12orf74,AC063949.1,CLLU1OS,BTG1,RP11-24B21.1,DCN,LUM,KERA,EPYC,C12orf12,ATP2B1,RP11-1109F11.4,GALNT4,POC1B,DUSP6,KITLG,TMTC3,CEP290,C12orf29,C12orf50,MGAT4C,NTS,RASSF9,ALX1,LRRIQ1,TSPAN19,SLC6A15,TMTC2,C12orf26,CCDC59,PPFIA2,ACSS3,LIN7A,MYF5,MYF6,PTPRQ,OTOGL,PPP1R12A,PAWR,SYT1,NAV3,E2F7,CSRP2,ZDHHC17,OSBPL8,BBS10,NAP1L1,PHLDA1,KRR1,GLIPR1,GLIPR1L2,GLIPR1L1,CAPS2,KCNC2,ATXN7L3B,TRHDE,TPH2,TBC1D15,RAB21,TMEM19,THAP2,ZFC3H1,LGR5,TSPAN8,CTD-2021H9.3,PTPRR,PTPRB,KCNMB4,CNOT2,C12orf28,RAB3IP,BEST3,LRRC10,CCT2,FRS2,YEATS4,LYZ,CPSF6,CPM,MDM2,AC124890.1,SLC35E3,NUP107,RAP1B,MDM1,IL22,IL26,IFNG,DYRK2,CAND1,GRIP1,HELB,IRAK3,TMBIM4,LLPH,RP11-366L20.2,HMGA2,MSRB3,LEMD3,WIF1,TBC1D30,GNS,RASSF3,TBK1,XPOT,C12orf56,C12orf66,SRGAP1,TMEM5,DPY19L2,AVPR1A,PPM1H,C12orf61,MON2,USP15,FAM19A2,SLC16A7,RP11-272B17.2,LRIG3,RP11-362K2.2,XRCC6BP1,CTDSP2,AVIL,TSFM,RP11-571M6.15,METTL21B,METTL1,CYP27B1,MARCH9,CDK4,TSPAN31,AGAP2,RP11-571M6.6,OS9,B4GALNT1,SLC26A10,ARHGEF25,DTX3,PIP4K2C,KIF5A,DCTN2,MBD6,DDIT3,MARS,ARHGAP9,GLI1,INHBE,INHBC,R3HDM2,STAC3,NDUFA4L2,SHMT2,NXPH4,LRP1,STAT6,NAB2,TMEM194A,MYO1A,ZBTB39,GPR182,RDH16,SDR9C7,HSD17B6,PRIM1,NACA,PTGES3,ATP5B,BAZ2A,RBMS2,GLS2,SPRYD4,MIP,TIMELESS,APOF,STAT2,IL23A,PAN2,CNPY2,RP11-977G19.10,COQ10A,ANKRD52,SLC39A5,OBFC2B,RNF41,SMARCC2,MYL6,MYL6B,ESYT1,ZC3H10,RPL41,PA2G4,RP11-603J24.9,ERBB3,RPS26,IKZF4,SUOX,RAB5B,CDK2,PMEL,DGKA,WIBG,MMP19,DNAJC14,ORMDL2,SARNP,RP11-762I7.5,GDF11,CD63,RDH5,RP11-644F5.10,BLOC1S1,ITGA7,METTL7B,OR10P1,OR2AP1,OR6C4,OR6C68,OR6C70,OR6C2,OR6C76,OR6C65,OR6C75,OR6C3,OR6C1,OR6C74,OR10A7,OR9K2,NEUROD4,KIAA0748,MUCL1,DCD,LACRT,PPP1R1A,PDE1B,NCKAP1L,GTSF1,ITGA5,ZNF385A,GPR84,COPZ1,NFE2,HNRNPA1,CBX5,SMUG1,HOXC4,HOXC5,HOXC6,HOXC8,HOXC9,HOXC10,HOXC11,HOXC12,HOXC13,CALCOCO1,ATP5G2,ATF7,NPFF,TARBP2,MAP3K12,PCBP2,PRR13,AMHR2,SP7,AAAS,C12orf10,PFDN5,ESPL1,MFSD5,RARG,ITGB7,ZNF740,CSAD,SOAT2,IGFBP6,SPRYD3,TENC1,EIF4B,KRT18,KRT8,KRT78,KRT79,KRT4,KRT3,KRT76,KRT77,KRT2,KRT73,KRT72,KRT74,KRT71,KRT5,KRT6A,KRT6C,KRT6B,KRT75,KRT82,KRT84,KRT85,KRT83,AC021066.1,KRT81,KRT86,KRT80,C12orf44,NR4A1,GRASP,ACVR1B,ACVRL1,ANKRD33,SCN8A,SLC4A8,GALNT6,CELA1,BIN2,SMAGP,DAZAP2,POU6F1,TFCP2,CSRNP2,LETMD1,SLC11A2,HIGD1C,METTL7A,TMPRSS12,ATF1,DIP2B,LARP4,FAM186A,LIMA1,CERS5,AC074032.1,C12orf62,GPD1,SMARCD1,ACCN2,RACGAP1,AQP6,AQP5,AQP2,FAIM2,BCDIN3D,NCKAP5L,TMBIM6,FMNL3,PRPF40B,FAM186B,MCRS1,KCNH3,SPATS2,DNAJC22,C1QL4,TROAP,PRPH,TUBA1C,TUBA1A,TUBA1B,LMBR1L,RHEBL1,MLL2,PRKAG1,DDN,WNT1,WNT10B,ARF3,AC073610.1,FKBP11,AC073610.5,CCDC65,RND1,DDX23,CACNB3,ADCY6,RP11-579D7.1,CCNT1,C12orf41,LALBA,OR8S1,C12orf54,ANP32D,ZNF641,H1FNT,OR10AD1,C12orf68,ASB8,PFKM,SENP1,RP1-228P16.5,COL2A1,TMEM106C,VDR,HDAC7,SLC48A1,RAPGEF3,ENDOU,RPAP3,FAM113B,AMIGO2,SLC38A4,SLC38A2,SLC38A1,SCAF11,ARID2,ANO6,DBX2,NELL2,TMEM117,TWF1,IRAK4,PUS7L,ADAMTS20,PRICKLE1,PPHLN1,ZCRB1,YAF2,GXYLT1,PDZRN4,CNTN1,MUC19,LRRK2,SLC2A13,C12orf40,ABCD2,KIF21A,CPNE8,ALG10B,</text:p>
          </table:table-cell>
        </table:table-row>
        <table:table-row table:style-name="ro1">
          <table:table-cell office:value-type="string" calcext:value-type="string">
            <text:p>PXMP2,RP13-672B3.2,POLE,P2RX2,FBRSL1,GALNT9,NOC4L,DDX51,EP400NL,PUS1,ULK1,MMP17,SFSWAP,GPR133,RAN,STX2,RIMBP2,PIWIL1,FZD10,TMEM132D,GLT1D1,SLC15A4,TMEM132C,TMEM132B,AACS,BRI3BP,DHX37,UBC,SCARB1,NCOR2,FAM101A,ZNF664,CCDC92,DNAH10OS,ATP6V0A2,TCTN2,GTF2H3,EIF2B1,DDX55,TMED2,RILPL1,SNRNP35,RILPL2,SETD8,SBNO1,CDK2AP1,C12orf65,RP11-546D6.2,MPHOSPH9,PITPNM2,ARL6IP4,OGFOD2,ABCB9,VPS37B,HIP1R,CCDC62,DENR,HCAR1,HCAR3,HCAR2,KNTC1,RSRC2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K1,ATP4B,TFDP1,TMCO3,DCUN1D2,ADPRHL1,GRTP1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P11-614O9.3,C14orf144,KIF26A,ASPG,TDRD9,C14orf2,CTD-2134A5.2,PPP1R13B,ZFYVE21,AL049840.1,XRCC3,KLC1,C14orf153,RP11-73M18.2,BAG5,TRMT61A,CKB,MARK3,EIF5,TNFAIP2,EXOC3L4,CDC42BPB,AMN,TRAF3,RCOR1,ANKRD9,TECPR2,CINP,ZNF839,RAGE,WDR20,HSP90AA1,DYNC1H1,PPP2R5C,RP11-796G6.2,DIO3,AL049836.1,RTL1,DLK1,BEGAIN,WDR25,WARS,SLC25A47,SLC25A29,YY1,DEGS2,EVL,EML1,CYP46A1,HHIPL1,CCDC85C,CCNK,SETD3,BCL11B,RP11-1127D7.1,C14orf177,C14orf64,RP11-204N11.1,AL133168.2,VRK1,PAPOLA,AK7,C14orf129,ATG2B,RP11-404P21.6,BDKRB1,RP11-404P21.8,BDKRB2,C14orf132,TCL1A,TCL1B,GLRX5,RP11-1070N10.3,C14orf49,CLMN,DICER1,GSC,SERPINA3,SERPINA5,SERPINA4,SERPINA12,SERPINA9,SERPINA11,SERPINA6,SERPINA10,PPP4R4,IFI27L2,IFI27L1,DDX24,OTUB2,ASB2,RP11-131H24.4,FAM181A,PRIMA1,KIAA1409,COX8C,BTBD7,UBR7,C14orf142,C14orf109,RP11-371E8.4,MOAP1,ITPK1,CHGA,GOLGA5,LGMN,RIN3,SLC24A4,CPSF2,NDUFB1,ATXN3,TRIP11,FBLN5,TC2N,CATSPERB,AL133373.1,SMEK1,CCDC88C,CTD-2547L24.3,GPR68,C14orf159,RPS6KA5,TTC7B,CALM1,C14orf102,PSMC1,KCNK13,TDP1,EFCAB11,RP11-944C7.1,RP11-33N16.1,FOXN3,TTC8,EML5,ZC3H14,PTPN21,SPATA7,KCNK10,GPR65,GALC,RP11-322L20.1,FLRT2,RP11-497E19.2,SEL1L,STON2,GTF2A1,TSHR,CEP128,DIO2,NRXN3,ADCK1,C14orf178,SNW1,SLIRP,ALKBH1,SPTLC2,ISM2,AHSA1,VIPAR,C14orf148,SAMD15,TMED8,GSTZ1,POMT2,NGB,TMEM63C,ZDHHC22,KIAA1737,IRF2BPL,C14orf166B,ANGEL1,VASH1,ESRRB,C14orf118,IFT43,TGFB3,TTLL5,AC007182.1,BATF,JDP2,AF111167.1,FOS,RP11-293M10.1,TMED10,NEK9,FAM164C,ACYP1,MLH3,EIF2B2,PGF,RPS6KL1,DLST,PROX2,YLPM1,FCF1,AC007956.1,KIAA0317,LTBP2,ISCA2,NPC2,SYNDIG1L,VRTN,ABCD4,VSX2,LIN52,ALDH6A1,C14orf45,ENTPD5,COQ6,FAM161B,ZNF410,RP5-1021I20.4,PTGR2,C14orf43,PNMA1,DNAL1,ACOT6,ACOT4,ACOT2,ACOT1,HEATR4,NUMB,PAPLN,PSEN1,RBM25,ZFYVE1,DCAF4,DPF3,RGS6,C14orf57,SIPA1L1,PCNX,MAP3K9,TTC9,MED6,ADAM20,ADAM21,SYNJ2BP,COX16,SLC8A3,SMOC1,SLC10A1,SRSF5,KIAA0247,C14orf162,PLEKHD1,SLC39A9,ERH,GALNTL1,EXD2,DCAF5,ACTN1,ZFP36L1,RAD51B,ZFYVE26,RDH12,RDH11,RP11-1012A1.4,VTI1B,ARG2,PIGH,PLEKHH1,TMEM229B,PLEK2,EIF2S1,ATP6V1D,MPP5,FAM71D,GPHN,CTD-2014B16.3,FUT8,MAX,FNTB,AL139022.1,RAB15,GPX2,CHURC1,SPTB,PLEKHG3,C14orf50,HSPA2,ZBTB1,ZBTB25,AKAP5,MTHFD1,ESR2,SYNE2,SGPP1,WDR89,PPP2R5E,RHOJ,KCNH5,SYT16,SNAPC1,HIF1A,RP11-47I22.3,RP11-47I22.4,PRKCH,TMEM30B,SLC38A6,TRMT5,MNAT1,SIX4,SIX1,SIX6,C14orf39,PPM1A,DHRS7,C14orf135,RTN1,C14orf38,JKAMP,C14orf149,GPR135,DAAM1,DACT1,KIAA0586,TIMM9,TOMM20L,ARID4A,AL132989.1,PSMA3,ACTR10,C14orf37,SLC35F4,C14orf105,NAA30,MUDENG,EXOC5,AL391152.1,OTX2,RP11-1085N6.3,C14orf101,PELI2,KTN1,C14orf33,TBPL2,ATG14,FBXO34,DLGAP5,LGALS3,MAPK1IP1L,SOCS4,WDHD1,GCH1,SAMD4A,CGRRF1,GMFB,CNIH,CDKN3,BMP4,DDHD1,FERMT2,GNPNAT1,STYX,PSMC6,ERO1L,GPR137C,TXNDC16,PTGER2,PTGDR,NID2,RP11-463J10.2,GNG2,FRMD6,TMX1,TRIM9,PYGL,ABHD12B,NIN,SAV1,ATL1,MAP4K5,CDKL1,RP11-247L20.2,ATP5S,L2HGDH,SOS2,METTL21D,C14orf183,RP11-58E21.3,C14orf182,ARF6,NEMF,AL627171.1,KLHDC2,KLHDC1,POLE2,DNAAF2,MGAT2,RPL36AL,LRR1,AL139099.1,RPS29,MDGA2,RPL10L,MIS18BP1,FANCM,FKBP3,PRPF39,FAM179B,KLHL28,C14orf28,FSCB,RP11-214N1.1,LRFN5,FBXO33,CTAGE5,MIA2,RP11-407N17.3,PNN,TRAPPC6B,GEMIN2,SEC23A,CLEC14A,SSTR1,TTC6,FOXA1,MIPOL1,RP11-537P22.1,SLC25A21,PAX9,NKX2-8,NKX2-1,SFTA3,MBIP,BRMS1L,RALGAPA1,INSM2,NFKBIA,PSMA6,KIAA0391,PPP2R3C,FAM177A1,SRP54,RP11-73E17.1,BAZ1A,CFL2,SNX6,EAPP,SPTSSA,EGLN3,NPAS3,AKAP6,ARHGAP5,RP11-187E13.2,RP11-187E13.1,NUBPL,C14orf126,HEATR5A,RP11-176H8.1,HECTD1,AP4S1,STRN3,COCH,SCFD1,G2E3,PRKD1,C14orf23,FOXG1,NOVA1,STXBP6,GZMB,GZMH,CTSG,CMA1,RP11-80A15.1,SDR39U1,KHNYN,CBLN3,NYNRIN,NFATC4,RIPK3,RP11-934B9.3,ADCY4,LTB4R,LTB4R2,CIDEB,C14orf21,DHRS1,RABGGTA,TGM1,TINF2,GMPR2,NEDD8,NEDD8-MDP1,AL096870.1,TSSK4,TM9SF1,RP11-468E2.1,IPO4,REC8,IRF9,RNF31,PSME2,FAM158A,PSME1,FITM1,DCAF11,PCK2,NRL,CPNE6,LRRC16B,AL136295.1,DHRS4L2,AL136419.1,DHRS2,JPH4,AP1G2,THTPA,ZFHX2,NGDN,MYH7,MYH6,CMTM5,IL25,EFS,SLC22A17,PABPN1,BCL2L2,RP11-124D2.2,PPP1R3E,HOMEZ,C14orf164,SLC7A8,CEBPE,C14orf119,ACIN1,CDH24,PSMB11,PSMB5,C14orf93,JUB,HAUS4,RP11-298I3.5,PRMT5,RBM23,REM2,LRP10,MMP14,MRPL52,AL135998.1,SLC7A7,OXA1L,OR6J1,ABHD4,AL160314.1,DAD1,AE000662.92,OR4E2,OR10G2,OR10G3,SALL2,METTL3,TOX4,RAB2B,CHD8,SUPT16H,RPGRIP1,HNRNPC,OR5AU1,C14orf176,ZNF219,ARHGEF40,RNASE8,RNASE7,RNASE13,RP11-998D10.1,TPPP2,NDRG2,SLC39A2,METTL17,RNASE2,RNASE3,RNASE6,EDDM3B,EDDM3A,AL163636.2,RNASE4,OR6S1,RNASE12,AL163195.1,RNASE11,RNASE9,RNASE10,PNP,TMEM55B,APEX1,OSGEP,KLHL33,TEP1,PARP2,CCNB1IP1,TTC5,OR11H4,OR11H6,OR11G2,OR4N5,OR4K17,OR4L1,OR4K13,OR4K14,OR4K15,OR4K5,OR4K2,OR4N2,OR4M1,OR4Q3,POTEM,AL589743.1,POTEG,CR383656.1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AZ2,ZNF609,TRIP4,KIAA0101,CSNK1G1,PPIB,SNX22,SNX1,FAM96A,DAPK2,HERC1,</text:p>
          </table:table-cell>
        </table:table-row>
        <table:table-row table:style-name="ro1">
          <table:table-cell office:value-type="string" calcext:value-type="string">
            <text:p>AC105020.1,CSPG4,SNX33,IMP3,SNUPN,PTPN9,SIN3A,MAN2C1,NEIL1,COMMD4,GOLGA6D,GOLGA6C,C15orf39,PPCDC,SCAMP5,RPP25,COX5A,C15orf17,MPI,SCAMP2,ULK3,CPLX3,LMAN1L,CSK,CYP1A2,CYP1A1,EDC3,CLK3,ARID3B,UBL7,SEMA7A,CYP11A1,CCDC33,STRA6,ISLR,ISLR2,AC010931.1,GOLGA6A,PML,STOML1,LOXL1,TBC1D21,C15orf59,CD276,</text:p>
          </table:table-cell>
        </table:table-row>
        <table:table-row table:style-name="ro1">
          <table:table-cell office:value-type="string" calcext:value-type="string">
            <text:p>LINGO1,HMG20A,AC087465.1,TSPAN3,PSTPIP1,RCN2,SCAPER,</text:p>
          </table:table-cell>
        </table:table-row>
        <table:table-row table:style-name="ro1">
          <table:table-cell office:value-type="string" calcext:value-type="string">
            <text:p>PCSK6,SNRPA1,AC023024.1,CHSY1,LRRK1,ALDH1A3,ASB7,LINS,CERS3,</text:p>
          </table:table-cell>
        </table:table-row>
        <table:table-row table:style-name="ro1">
          <table:table-cell office:value-type="string" calcext:value-type="string">
            <text:p>NOMO1,NPIP,RP11-719K4.2,RP11-719K4.1,PLA2G10,BFAR,PARN,MKL2,ERCC4,SHISA9,CPPED1,SNX29,AC007601.1,RUNDC2A,TNFRSF17,RP11-166B2.1,GSPT1,RSL1D1,ZC3H7A,TXNDC11,SNN,LITAF,AC099489.1,RMI2,PRM1,PRM2,PRM3,TNP2,SOCS1,CLEC16A,DEXI,CIITA,FAM18A,NUBP1,TEKT5,EMP2,ATF7IP2,GRIN2A,C16orf72,USP7,CARHSP1,PMM2,TMEM186,ABAT,METTL22,TMEM114,RBFOX1,FAM86A,ALG1,C16orf89,NAGPA,SEC14L5,PPL,UBN1,GLYR1,ROGDI,SEPT12,ZNF500,C16orf71,ANKS3,NUDT16L1,MGRN1,FAM100A,C16orf96,C16orf5,HMOX2,NMRAL1,DNAJA3,VASN,CORO7,PAM16,GLIS2,TFAP4,SRL,ADCY9,CREBBP,TRAP1,DNASE1,SLX4,NLRC3,CLUAP1,C16orf90,NAA60,ZNF597,ZNF174,ZNF434,MTRNR2L4,OR2C1,ZNF75A,TIGD7,ZNF263,MEFV,ZNF200,OR1F1,AC108134.2,ZNF213,ZNF205,ZSCAN10,IL32,MMP25,AC108134.1,CCDC64B,THOC6,HCFC1R1,TNFRSF12A,CLDN6,CLDN9,PKMYT1,PAQR4,KREMEN2,FLYWCH1,</text:p>
          </table:table-cell>
        </table:table-row>
        <table:table-row table:style-name="ro1">
          <table:table-cell office:value-type="string" calcext:value-type="string">
            <text:p>XYLT1,RP11-467M13.1,AC138969.4,NOMO3,ABCC6,ABCC1,</text:p>
          </table:table-cell>
        </table:table-row>
        <table:table-row table:style-name="ro1">
          <table:table-cell office:value-type="string" calcext:value-type="string">
            <text:p>DNAH3,LYRM1,DCUN1D3,AC004381.6,ERI2,ACSM3,THUMPD1,ACSM1,ACSM2B,ACSM2A,ACSM5,PDILT,UMOD,GP2,GPR139,GPRC5B,IQCK,C16orf88,C16orf62,CCP110,GDE1,TMC5,SYT17,ITPRIPL2,COQ7,TMC7,</text:p>
          </table:table-cell>
        </table:table-row>
        <table:table-row table:style-name="ro1">
          <table:table-cell office:value-type="string" calcext:value-type="string">
            <text:p>GSG1L,KIAA0556,GTF3C1,IL21R,IL4R,NSMCE1,JMJD5,HS3ST4,ZKSCAN2,AQP8,LCMT1,ARHGAP17,SLC5A11,TNRC6A,RBBP6,CACNG3,PRKCB,AC130454.2,ERN2,PLK1,DCTN5,PALB2,NDUFAB1,UBFD1,EARS2,GGA2,COG7,SCNN1B,SCNN1G,USP31,</text:p>
          </table:table-cell>
        </table:table-row>
        <table:table-row table:style-name="ro1">
          <table:table-cell office:value-type="string" calcext:value-type="string">
            <text:p>CES3,CES2,FAM96B,RRAD,CDH16,PDP2,CA7,NAE1,CCDC79,DYNC1LI2,CMTM4,CMTM3,CMTM2,CMTM1,CKLF-CMTM1,TK2,AC132186.2,BEAN1,CDH5,CDH11,CDH8,GOT2,SLC38A7,CNOT1,SETD6,NDRG4,GINS3,PRSS54,CCDC113,CSNK2A2,C16orf80,MMP15,C16orf57,ZNF319,TEPP,CNGB1,AC092118.1,KIFC3,KATNB1,CCDC135,GPR97,GPR56,GPR114,CCDC102A,DOK4,POLR2C,COQ9,CIAPIN1,CCL17,CX3CL1,CCL22,PLLP,ARL2BP,RSPRY1,FAM192A,CPNE2,NLRC5,CETP,HERPUD1,SLC12A3,NUP93,MT1X,MT1H,MT1G,MT1F,MT1B,MT1CP,MT1A,AC026461.1,MT1M,MT1E,MT2A,MT3,MT4,BBS2,OGFOD1,NUDT21,AMFR,GNAO1,CES5A,CES1,SLC6A2,CAPNS2,LPCAT2,MMP2,IRX6,IRX5,IRX3,FTO,RPGRIP1L,AKTIP,RBL2,CHD9,TOX3,SALL1,CYLD,NOD2,SNX20,AC007608.1,NKD1,BRD7,ADCY7,PAPD5,HEATR3,TMEM188,ZNF423,C16orf78,CBLN1,N4BP1,SIAH1,LONP2,ABCC11,ABCC12,PHKB,ITFG1,NETO2,DNAJA2,GPT2,C16orf87,MYLK3,ORC6,VPS35,SHCBP1,ANKRD26P1,AC018558.1,CCNYL3,AC135776.1,AC136932.2,AC133561.1,AC133561.2,AC140658.1,TP53TG3B,AC142086.2,AC142086.1,AC133485.1,AC142381.1,AC142381.2,AC034105.1,ZNF267,ZNF720,AHSP,C16orf58,SLC5A2,TGFB1I1,ARMC5,ZNF843,COX6A2,ITGAD,ITGAX,ITGAM,PYDC1,TRIM72,PYCARD,FUS,PRSS36,PRSS8,KAT8,BCKDK,VKORC1,RP11-196G11.1,PRSS53,ZNF646,ZNF668,AC135050.1,STX4,STX1B,HSD3B7,</text:p>
          </table:table-cell>
        </table:table-row>
        <table:table-row table:style-name="ro1">
          <table:table-cell office:value-type="string" calcext:value-type="string">
            <text:p>CRISPLD2,USP10,KLHL36,COTL1,KIAA1609,ATP2C2,WFDC1,KCNG4,AC009123.1,ADAD2,TAF1C,DNAAF1,HSDL1,MBTPS1,SLC38A8,NECAB2,OSGIN1,MLYCD,HSBP1,CDH13,MPHOSPH6,HSD17B2,SDR42E1,PLCG2,CMIP,GAN,BCMO1,PKD1L2,GCSH,C16orf46,ATMIN,CENPN,C16orf61,CDYL2,DYNLRB2,MAF,WWOX,CLEC3A,VAT1L,NUDT7,ADAMTS18,SYCE1L,MON1B,CNTNAP4,AC025287.1,TERF2IP,KARS,ADAT1,GABARAPL2,TMEM231,CHST5,CHST6,TMEM170A,CFDP1,BCAR1,CTRB1,CTRB2,ZFP1,LDHD,ZNRF1,WDR59,FA2H,MLKL,RFWD3,GLG1,CLEC18B,NPIPL2,AC009053.1,PSMD7,RP11-44L9.1,C16orf47,ZFHX3,PMFBP1,DHX38,TXNL4B,HP,DHODH,KIAA0174,ZNF821,ATXN1L,AP1G1,PHLPP2,MARVELD3,TAT,CHST4,ZNF19,ZNF23,CALB2,FTSJD1,HYDIN,AC020763.1,VAC14,MTSS1L,IL34,SF3B3,COG4,FUK,ST3GAL2,DDX19A,DDX19B,AARS,EXOSC6,CLEC18C,PDPR,RP11-419C5.2,CLEC18A,WWP2,NOB1,NQO1,NFAT5,CYB5B,TMED6,NIP7,PDF,COG8,VPS4A,SNTB2,CIRH1A,CHTF8,HAS3,TMCO7,CDH3,ZFP90,SMPD3,PRMT7,SLC7A6OS,PLA2G15,ESRP2,NFATC3,DUS2L,DDX28,DPEP2,DPEP3,SLC12A4,</text:p>
          </table:table-cell>
        </table:table-row>
        <table:table-row table:style-name="ro1">
          <table:table-cell office:value-type="string" calcext:value-type="string">
            <text:p>PRDM7,AC133919.6,C16orf3,GAS8,DBNDD1,CENPBD1,DEF8,RP11-566K11.2,TUBB3,</text:p>
          </table:table-cell>
        </table:table-row>
        <table:table-row table:style-name="ro1">
          <table:table-cell office:value-type="string" calcext:value-type="string">
            <text:p>ZZEF1,ATP2A3,P2RX1,CAMKK1,C17orf85,GSG2,ITGAE,P2RX5,TMEM93,TAX1BP3,CTNS,SHPK,TRPV1,TRPV3,ASPA,SPATA22,OR1E2,OR3A3,OR1E1,OR3A1,OR3A2,OR1A1,OR1A2,OR1G1,</text:p>
          </table:table-cell>
        </table:table-row>
        <table:table-row table:style-name="ro1">
          <table:table-cell office:value-type="string" calcext:value-type="string">
            <text:p>CLEC10A,SLC16A11,SLC16A13,BCL6B,AC040977.1,C17orf49,RNASEK,ALOX12,AC027763.2,TEKT1,FBXO39,XAF1,SLC13A5,C17orf100,MED31,TXNDC17,KIAA0753,PITPNM3,FAM64A,AIPL1,WSCD1,NLRP1,MIS12,DERL2,DHX33,C1QBP,AC004148.1,RPAIN,NUP88,RABEP1,C17orf87,ZNF594,USP6,ZNF232,</text:p>
          </table:table-cell>
        </table:table-row>
        <table:table-row table:style-name="ro1">
          <table:table-cell office:value-type="string" calcext:value-type="string">
            <text:p>AC005863.1,HS3ST3B1,CDRT15,COX10,HS3ST3A1,ELAC2,ARHGAP44,MYOCD,MAP2K4,ZNF18,DNAH9,SHISA6,PIRT,TMEM220,C17orf48,SCO1,MYH3,MYH2,AC005323.1,MYH1,MYH4,MYH8,MYH13,GAS7,RCVRN,GLP2R,AC027045.1,DHRS7C,USP43,WDR16,STX8,NTN1,</text:p>
          </table:table-cell>
        </table:table-row>
        <table:table-row table:style-name="ro1">
          <table:table-cell office:value-type="string" calcext:value-type="string">
            <text:p>SSH2,CORO6,ANKRD13B,GIT1,TP53I13,ABHD15,TAOK1,NUFIP2,CRYBA1,MYO18A,TIAF1,PIPOX,SEZ6,PHF12,DHRS13,FLOT2,ERAL1,C17orf63,TRAF4,NEK8,TLCD1,RPL23A,RAB34,PROCA1,SUPT6H,SDF2,KIAA0100,AC005726.6,RP11-192H23.4,SPAG5,ALDOC,PIGS,UNC119,FOXN1,SLC13A2,SLC46A1,SARM1,AC002094.1,CTB-96E2.2,VTN,TMEM199,TNFAIP1,IFT20,TMEM97,NLK,C17orf108,NOS2,LGALS9,KSR1,WSB1,MTRNR2L1,FAM27L,C17orf51,KCNJ12,MAP2K3,TMEM11,DHRS7B,</text:p>
          </table:table-cell>
        </table:table-row>
        <table:table-row table:style-name="ro1">
          <table:table-cell office:value-type="string" calcext:value-type="string">
            <text:p>C17orf98,CWC25,PIP4K2B,PSMB3,AC006449.1,PCGF2,CISD3,MLLT6,C17orf96,SRCIN1,ARHGAP23,SOCS7,GPR179,MRPL45,RP11-1407O15.2,TBC1D3,TBC1D3F,HNF1B,DDX52,SYNRG,DUSP14,TADA2A,C17orf78,ACACA,AATF,LHX1,MRM1,DHRS11,GGNBP2,PIGW,MYO19,ZNHIT3,TBC1D3G,TBC1D3H,CCL4L2,CCL3L1,TBC1D3C,CCL4L1,CCL3L3,TBC1D3B,CCL18,CCL23,CCL15,CCL14,CCL16,LYZL6,RDM1,CCL5,C17orf66,TAF15,MMP28,C17orf50,GAS2L2,RASL10B,AP2B1,PEX12,SLFN14,SLFN12L,SLFN13,SLFN11,SLFN5,SLC35G3,UNC45B,NLE1,FNDC8,RAD51D,RFFL,AC004223.1,LIG3,ZNF830,CCT6B,TMEM132E,C17orf102,CCL13,CCL8,CCL11,CCL7,ACCN1,</text:p>
          </table:table-cell>
        </table:table-row>
        <table:table-row table:style-name="ro1">
          <table:table-cell office:value-type="string" calcext:value-type="string">
            <text:p>BCAS3,PPM1D,APPBP2,C17orf64,USP32,CA4,HEATR6,AC005702.1,RNFT1,RPS6KB1,TUBD1,VMP1,PTRH2,CLTC,DHX40,YPEL2,GDPD1,SMG8,PRR11,SKA2,TRIM37,PPM1E,RAD51C,TEX14,C17orf47,SEPT4,MTMR4,HSF5,RNF43,SUPT4H1,BZRAP1,MPO,LPO,MKS1,EPX,OR4D2,OR4D1,DYNLL2,SRSF1,VEZF1,CUEDC1,MRPS23,AC007431.1,MSI2,AKAP1,SCPEP1,COIL,TRIM25,DGKE,C17orf67,NOG,ANKFN1,PCTP,TMEM100,MMD,HLF,STXBP4,COX11,TOM1L1,KIF2B,AC102948.1,</text:p>
          </table:table-cell>
        </table:table-row>
        <table:table-row table:style-name="ro1">
          <table:table-cell office:value-type="string" calcext:value-type="string">
            <text:p>AC037487.1,LRRC37A3,AC103810.3,AC103810.1,AC103810.2,SMURF2,CEP95,DDX5,POLG2,TEX2,ERN1,ICAM2,C17orf72,SCN4A,CD79B,GH1,CSH1,GH2,CSH2,SMARCD2,PSMC5,FTSJ3,DDX42,CCDC47,STRADA,LIMD2,MAP3K3,TACO1,DCAF7,KCNH6,ACE,CYB561,TANC2,</text:p>
          </table:table-cell>
        </table:table-row>
        <table:table-row table:style-name="ro1">
          <table:table-cell office:value-type="string" calcext:value-type="string">
            <text:p>MGAT5B,MFSD11,SRSF2,METTL23,JMJD6,MXRA7,ST6GALNAC1,ST6GALNAC2,AC090699.1,PRCD,CYGB,RHBDF2,AANAT,UBE2O,SPHK1,PRPSAP1,QRICH2,FAM100B,RNF157,FOXJ1,EXOC7,ZACN,GALR2,SRP68,EVPL,CDK3,AC040980.1,ACOX1,FBF1,MRPL38,TRIM65,TRIM47,WBP2,UNC13D,AC087289.1,UNK,H3F3B,GALK1,ITGB4,SAP30BP,RECQL5,C17orf110,C17orf109,MYO15B,LLGL2,TSEN54,CASKIN2,KIAA0195,GRB2,SLC25A19,MIF4GD,MRPS7,GGA3,NUP85,SUMO2,HN1,NT5C,ARMC7,SLC16A5,KCTD2,ATP5H,ICT1,CDR2L,C17orf28,OTOP3,OTOP2,USH1G,FADS6,FDXR,GRIN2C,TMEM104,NAT9,SLC9A3R1,RAB37,CD300LF,CD300E,C17orf77,CD300LD,CD300C,CD300LB,CD300A,GPRC5C,GPR142,BTBD17,KIF19,DNAI2,TTYH2,SDK2,CDC42EP4,CPSF4L,C17orf80,FAM104A,COG1,SSTR2,SLC39A11,SOX9,KCNJ2,KCNJ16,MAP2K6,ABCA5,ABCA10,ABCA6,ABCA9,ABCA8,FAM20A,PRKAR1A,WIPI1,ARSG,SLC16A6,AMZ2,KPNA2,C17orf58,BPTF,NOL11,PITPNC1,PSMD12,HELZ,CACNG1,AC005544.1,CACNG4,</text:p>
          </table:table-cell>
        </table:table-row>
        <table:table-row table:style-name="ro1">
          <table:table-cell office:value-type="string" calcext:value-type="string">
            <text:p>ANKRD30B,POTEC,ZNF519,MC2R,MC5R,RNMT,C18orf19,CEP192,SEH1L,PTPN2,PSMG2,CEP76,AP005482.1,SPIRE1,SLMO1,AFG3L2,TUBB6,CIDEA,ANKRD62,AP002414.1,IMPA2,MPPE1,GNAL,CHMP1B,RP11-677O4.1,SLC35G4,FAM38B,NAPG,APCDD1,VAPA,TXNDC2,RAB31,PPP4R1,RALBP1,TWSG1,ANKRD12,NDUFV2,CCDC165,RAB12,AP001793.1,PTPRM,LRRC30,LAMA1,ARHGAP28,L3MBTL4,TMEM200C,EPB41L3,ZFP161,AP001496.1,C18orf42,AP005380.1,AP002478.1,DLGAP1,TGIF1,MYL12B,MYL12A,MYOM1,LPIN2,EMILIN2,SMCHD1,NDC80,METTL4,C18orf2,ADCYAP1,YES1,ENOSF1,TYMS,C18orf56,CLUL1,CETN1,COLEC12,THOC1,USP14,RP11-683L23.1,</text:p>
          </table:table-cell>
        </table:table-row>
        <table:table-row table:style-name="ro1">
          <table:table-cell office:value-type="string" calcext:value-type="string">
            <text:p>PARD6G,ADNP2,RBFA,TXNL4A,HSBP1L1,PQLC1,KCNG2,CTDP1,AC068473.1,NFATC1,ATP9B,SALL3,GALR1,MBP,ZNF236,RP11-17M16.1,ZNF516,C18orf62,TSHZ1,ZADH2,ZNF407,CNDP1,CNDP2,FAM69C,C18orf63,CYB5A,C18orf55,FBXO15,NETO1,CBLN2,SOCS6,RTTN,CD226,DOK6,CCDC102B,TMX3,DSEL,CDH19,CDH7,SERPINB8,HMSD,SERPINB10,SERPINB2,SERPINB7,SERPINB11,SERPINB3,SERPINB4,SERPINB13,SERPINB12,SERPINB5,VPS4B,KDSR,BCL2,AC015989.1,PHLPP1,ZCCHC2,TNFRSF11A,KIAA1468,PIGN,RNF152,CDH20,MC4R,PMAIP1,CCBE1,LMAN1,CPLX4,RAX,GRP,SEC11C,ZNF532,MALT1,ALPK2,NEDD4L,AC090324.1,ATP8B1,NARS,FECH,ONECUT2,ST8SIA3,AC100775.1,WDR7,TXNL1,AC006305.1,TCF4,CCDC68,RAB27B,C18orf26,C18orf54,STARD6,POLI,MBD2,DCC,AC109315.1,MEX3C,SMAD4,ELAC1,ME2,MRO,MAPK4,SKA1,CXXC1,MBD1,CCDC11,MYO5B,ACAA2,LIPG,RPL17,C18orf32,DYM,SMAD7,CTIF,ZBTB7C,SMAD2,SKOR2,IER3IP1,HDHD2,TCEB3B,TCEB3C,TCEB3CL,KATNAL2,PIAS2,ST8SIA5,LOXHD1,RNF165,C18orf25,HAUS1,ATP5A1,PSTPIP2,EPG5,SIGLEC15,SLC14A1,SLC14A2,SETBP1,SYT4,RIT2,PIK3C3,CELF4,KIAA1328,C18orf10,FHOD3,MOCOS,ELP2,SLC39A6,RPRD1A,C18orf21,GALNT1,INO80C,ZNF396,ZNF24,ZSCAN30,ZNF397,MAPRE2,DTNA,NOL4,ASXL3,C18orf34,AC012123.1,KLHL14,FAM59A,MEP1B,RNF138,RNF125,TRAPPC8,MCART2,B4GALT6,TTR,DSG2,DSG3,DSG4,DSG1,DSC1,DSC2,DSC3,CHST9,AQP4,KCTD1,TAF4B,PSMA8,SS18,ZNF521,HRH4,IMPACT,OSBPL1A,CABYR,TTC39C,LAMA3,ANKRD29,NPC1,C18orf8,RIOK3,C18orf45,</text:p>
          </table:table-cell>
        </table:table-row>
        <table:table-row table:style-name="ro1">
          <table:table-cell office:value-type="string" calcext:value-type="string">
            <text:p>EEF2,DAPK3,ITGB1BP3,ATCAY,ZFR2,MATK,RAX2,MRPL54,APBA3,TJP3,PIP5K1C,C19orf29OS,TBXA2R,GIPC3,HMG20B,C19orf28,C19orf71,FZR1,DOHH,C19orf77,NFIC,CELF5,NCLN,S1PR4,GNA15,GNA11,AES,TLE2,TLE6,ZNF77,ZNF57,ZNF556,ZNF555,ZNF554,THOP1,SGTA,SLC39A3,DIRAS1,AC104537.1,GNG7,GADD45B,LMNB2,TIMM13,TMPRSS9,AC004410.1,LSM7,LINGO3,C19orf35,OAZ1,JSRP1,AMH,SF3A2,PLEKHJ1,DOT1L,AP3D1,IZUMO4,MOBKL2A,MKNK2,BTBD2,CSNK1G2,C19orf34,SCAMP4,ADAT3,FAM108A1,KLF16,REXO1,ATP8B3,ONECUT3,TCF3,UQCR11,MBD3,MEX3D,ADAMTSL5,REEP6,PCSK4,C19orf25,APC2,RPS15,DAZAP1,GAMT,NDUFS7,MUM1,EFNA2,AC004258.1,C19orf24,CIRBP,MIDN,ATP5D,C19orf26,STK11,SBNO2,GPX4,POLR2E,HMHA1,ABCA7,CNN2,C19orf6,GRIN3B,</text:p>
          </table:table-cell>
        </table:table-row>
        <table:table-row table:style-name="ro1">
          <table:table-cell office:value-type="string" calcext:value-type="string">
            <text:p>CERS1,GDF1,UPF1,COMP,CRTC1,KLHL26,TMEM59L,CRLF1,C19orf60,UBA52,C19orf50,FKBP8,ELL,ISYNA1,SSBP4,LRRC25,GDF15,PGPEP1,LSM4,JUND,KIAA1683,PDE4C,RAB3A,MPV17L2,IFI30,PIK3R2,MAST3,IL12RB1,ARRDC2,KCNN1,CCDC124,SLC5A5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MTK3,CYTH2,KCNJ14,GRWD1,GRIN2D,KDELR1,SYNGR4,TMEM143,EMP3,CCDC114,ZNF114,CARD8,C19orf68,LIG1,PLA2G4C,CABP5,ELSPBP1,BSPH1,SULT2A1,CRX,TPRX1,AC008745.1,GLTSCR2,EHD2,GLTSCR1,ZNF541,NAPA,</text:p>
          </table:table-cell>
        </table:table-row>
        <table:table-row table:style-name="ro1">
          <table:table-cell office:value-type="string" calcext:value-type="string">
            <text:p>FAM182B,ZNF337,NANP,NINL,GINS1,ABHD12,PYGB,ENTPD6,VSX1,ACSS1,C20orf3,CST7,SYNDIG1,GGTLC1,CST5,CST2,CST1,CST4,CST3,CST9,CST9L,CST9LP1,CST8,CST11,CSTL1,NAPB,GZF1,NXT1,CD93,THBD,SSTR4,FOXA2,PAX1,NKX2-2,NKX2-4,XRN2,RALGAPA2,INSM1,C20orf26,CRNKL1,NAA20,RIN2,SLC24A3,C20orf79,C20orf78,DTD1,SEC23B,RBBP9,POLR3F,C20orf12,ZNF133,CSRP2BP,AL050321.1,OVOL2,C20orf72,SNX5,BANF2,RRBP1,DSTN,BFSP1,PCSK2,OTOR,SNRPB2,KIF16B,MACROD2,FLRT3,SEL1L2,ESF1,TASP1,ISM1,SPTLC3,BTBD3,C20orf61,C20orf187,JAG1,C20orf94,MKKS,SNAP25,ANKRD5,PAK7,C20orf103,PLCB4,PLCB1,TMX4,HAO1,BMP2,FERMT1,LRRN4,CRLS1,MCM8,TRMT6,CHGB,C20orf196,GPCPD1,PROKR2,PCNA,C20orf30,SLC23A2,RASSF2,PRNT,PRND,PRNP,ADRA1D,SMOX,RP11-352D3.2,RNF24,PANK2,MAVS,C20orf29,CDC25B,CENPB,SPEF1,C20orf27,HSPA12B,SIGLEC1,ADAM33,GFRA4,ATRN,C20orf194,SLC4A11,ITPA,DDRGK1,RP5-1187M17.10,FASTKD5,UBOX5,AVP,OXT,MRPS26,GNRH2,PTPRA,VPS16,FAM113A,RP5-860F19.6,AL035460.3,C20orf141,CPXM1,EBF4,IDH3B,NOP56,TMC2,ZNF343,TGM6,TGM3,STK35,PDYN,SIRPA,SIRPG,SIRPB1,SIRPD,SIRPB2,NSFL1C,FKBP1A,AL136531.1,SDCBP2,SNPH,RAD21L1,C20orf202,C20orf46,PSMF1,RSPO4,ANGPT4,FAM110A,C20orf54,SCRT2,AL121758.1,SRXN1,TCF15,CSNK2A1,TBC1D20,RBCK1,TRIB3,NRSN2,SOX12,ZCCHC3,C20orf96,DEFB132,DEFB129,DEFB128,DEFB127,DEFB126,DEFB125,</text:p>
          </table:table-cell>
        </table:table-row>
        <table:table-row table:style-name="ro1">
          <table:table-cell office:value-type="string" calcext:value-type="string">
            <text:p>PCMTD2,MYT1,NPBWR2,OPRL1,C20orf201,RGS19,TCEA2,SOX18,PRPF6,SAMD10,ZNF512B,UCKL1,DNAJC5,TPD52L2,ABHD16B,C20orf181,ZBTB46,SLC2A4RG,LIME1,ZGPAT,ARFRP1,TNFRSF6B,AL353715.1,STMN3,GMEB2,RP4-697K14.7,C20orf195,SRMS,PTK6,PPDPF,EEF1A2,KCNQ2,CHRNA4,COL20A1,ARFGAP1,NKAIN4,BIRC7,YTHDF1,BHLHE23,SLC17A9,C20orf11,DIDO1,TCFL5,COL9A3,OGFR,NTSR1,C20orf90,SLCO4A1,RP11-93B14.6,C20orf166,GATA5,C20orf151,CABLES2,RPS21,LAMA5,ADRM1,OSBPL2,AL078633.1,HRH3,GTPBP5,SS18L1,PSMA7,LSM14B,TAF4,RP11-429E11.3,CDH4,C20orf197,CDH26,C20orf177,PPP1R3D,SYCP2,PHACTR3,EDN3,ZNF831,SLMO2,ATP5E,TUBB1,CTSZ,TH1L,GNAS,NPEPL1,STX16,APCDD1L,VAPB,RAB22A,PPP4R1L,ANKRD60,C20orf85,PMEPA1,ZBP1,PCK1,CTCFL,RBM38,MTRNR2L3,RAE1,SPO11,BMP7,TFAP2C,C20orf107,C20orf106,GCNT7,C20orf43,CASS4,CSTF1,AURKA,C20orf108,MC3R,CBLN4,DOK5,PFDN4,CYP24A1,BCAS1,ZNF217,AL354993.1,TSHZ2,ZFP64,SALL4,ATP9A,NFATC2,KCNG1,MOCS3,DPM1,ADNP,BCAS4,PARD6B,FAM65C,PTPN1,CEBPB,TMEM189,UBE2V1,TMEM189-UBE2V1,SNAI1,RNF114,SPATA2,SLC9A8,B4GALT5,PTGIS,KCNB1,ZNFX1,DDX27,STAU1,CSE1L,ARFGEF2,PREX1,SULF2,NCOA3,ZMYND8,EYA2,SLC2A10,TP53RK,SLC13A3,C20orf123,ZNF334,ELMO2,SLC35C2,CDH22,CD40,NCOA5,SLC12A5,MMP9,ZNF335,PCIF1,PLTP,CTSA,NEURL2,C20orf165,ZSWIM1,ZSWIM3,ACOT8,SNX21,TNNC2,UBE2C,DNTTIP1,WFDC3,AL050348.1,SPINT4,WFDC13,WFDC10B,WFDC11,WFDC10A,WFDC9,WFDC8,SPINLW1,SPINLW1-WFDC6,SPINT3,WFDC2,PIGT,DBNDD2,TP53TG5,SYS1,SDC4,RBPJL,MATN4,SLPI,SEMG2,SEMG1,PI3,WFDC12,WFDC5,KCNS1,STK4,TOMM34,PABPC1L,YWHAB,RIMS4,KCNK15,WISP2,ADA,PKIG,SERINC3,TTPAL,C20orf62,HNF4A,R3HDML,FITM2,GDAP1L1,C20orf111,JPH2,TOX2,GTSF1L,MYBL2,IFT52,SGK2,L3MBTL1,SRSF6,PTPRT,CHD6,EMILIN3,LPIN3,ZHX3,PLCG1,TOP1,MAFB,DHX35,FAM83D,PPP1R16B,ACTR5,SLC32A1,ARHGAP40,ADIG,RALGAPB,LBP,BPI,KIAA1755,TGM2,RPRD1B,TTI1,VSTM2L,CTNNBL1,NNAT,BLCAP,SRC,MANBAL,GHRH,RPN2,C20orf132,RBL1,SAMHD1,C20orf118,KIAA0889,DSN1,NDRG3,SLA2,C20orf24,TGIF2,MYL9,DLGAP4,EPB41L1,C20orf152,SCAND1,PHF20,RBM39,ROMO1,NFS1,RBM12,CPNE1,SPAG4,ERGIC3,C20orf173,CEP250,GDF5,GDF5OS,UQCC,FAM83C,EIF6,MMP24,PROCR,EDEM2,TRPC4AP,MYH7B,GSS,ACSS2,GGT7,NCOA6,TP53INP2,PIGU,MAP1LC3A,DYNLRB1,ITCH,AHCY,ASIP,EIF2S2,RALY,CHMP4B,ZNF341,PXMP4,E2F1,C20orf134,C20orf144,NECAB3,CBFA2T2,SNTA1,CDK5RAP1,BPIFB1,BPIFA1,BPIFA3,BPIFA2,BPIFB4,BPIFB3,BPIFB6,BPIFB2,SUN5,EFCAB8,MAPRE1,DNMT3B,COMMD7,RP11-410N8.4,C20orf112,ASXL1,KIF3B,POFUT1,PLAGL2,TM9SF4,HCK,C20orf160,XKR7,PDRG1,TTLL9,DUSP15,FOXS1,MYLK2,TPX2,BCL2L1,COX4I2,ID1,HM13,REM1,DEFB124,DEFB123,DEFB121,DEFB119,DEFB118,DEFB117,DEFB116,DEFB115,FRG1B,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CAN1,KCNE1,AP000322.53,AP000322.54,FAM165B,KCNE2,SLC5A3,MRPS6,ATP5O,ITSN1,CRYZL1,AP000304.12,DONSON,GART,DNAJC28,TMEM50B,IFNGR2,IFNAR1,IL10RB,AP000295.9,IFNAR2,C21orf54,OLIG1,OLIG2,C21orf62,C21orf49,GCFC1,SYNJ1,</text:p>
          </table:table-cell>
        </table:table-row>
        <table:table-row table:style-name="ro1">
          <table:table-cell office:value-type="string" calcext:value-type="string">
            <text:p>POFUT2,ADARB1,C21orf70,C21orf67,ITGB2,PTTG1IP,SUMO3,UBE2G2,KRTAP10-12,KRTAP12-1,KRTAP12-2,KRTAP12-3,KRTAP12-4,KRTAP10-11,KRTAP10-10,KRTAP10-9,KRTAP10-8,KRTAP10-7,KRTAP10-6,KRTAP10-5,KRTAP10-4,KRTAP10-3,KRTAP10-2,C21orf90,TSPEAR,LRRC3,TRPM2,C21orf2,PFKL,AIRE,DNMT3L,ICOSLG,C21orf33,AP001055.7,PWP2,TRAPPC10,AGPAT3,RRP1,CSTB,PDXK,RRP1B,HSF2BP,SIK1,CRYAA,AP001631.10,U2AF1,CBS,PKNOX1,NDUFV3,WDR4,PDE9A,SLC37A1,RSPH1,UBASH3A,TMPRSS3,TFF1,TFF2,TFF3,ABCG1,UMODL1,C21orf128,ZNF295,AP001619.1,C2CD2,PRDM15,RIPK4,TMPRSS2,MX1,MX2,FAM3B,BACE2,DSCAM,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OR11H1,POTEH,AP000525.1,</text:p>
          </table:table-cell>
        </table:table-row>
        <table:table-row table:style-name="ro1">
          <table:table-cell office:value-type="string" calcext:value-type="string">
            <text:p>LARGE,</text:p>
          </table:table-cell>
        </table:table-row>
        <table:table-row table:style-name="ro1">
          <table:table-cell office:value-type="string" calcext:value-type="string">
            <text:p>FAM19A5,CTA-299D3.8,LL22NC03-75H12.2,TBC1D22A,CERK,GRAMD4,</text:p>
          </table:table-cell>
        </table:table-row>
        <table:table-row table:style-name="ro1">
          <table:table-cell office:value-type="string" calcext:value-type="string">
            <text:p>ZXDA,ZXDB,FAAH2,SPIN2A,SPIN2B,SPIN3,UBQLN2,KLF8,AL353698.1,RRAGB,FOXR2,USP51,MAGEH1,PAGE3,PAGE5,MTRNR2L10,FAM104B,PAGE2,PAGE2B,ALAS2,APEX2,PFKFB1,TRO,MAGED2,ITIH5L,GNL3L,FGD1,TSR2,WNK3,FAM120C,PHF8,HUWE1,HSD17B10,RIBC1,SMC1A,IQSEC2,KDM5C,TSPYL2,GPR173,FAM156A,FAM156B,XAGE3,XAGE5,SPANXN5,SSX2B,SSX7,XAGE1E,XAGE1D,XAGE1C,XAGE2,XAGE1A,XAGE1B,XAGE2B,RP11-363G10.2,MAGED4,MAGED4B,RP11-114H20.1,MAGED1,GSPT2,NUDT11,CXorf67,NUDT10,BMP15,SHROOM4,CCNB3,AKAP4,CLCN5,PAGE4,PAGE1,GAGE4,GAGE1,GAGE2A,GAGE12H,GAGE12G,GAGE12F,GAGE12E,GAGE12D,GAGE12C,GAGE12B,GAGE2B,GAGE2C,GAGE12I,GAGE2D,GAGE2E,GAGE13,GAGE12J,GAGE10,PPP1R3F,FOXP3,CCDC22,CACNA1F,SYP,PRICKLE3,PLP2,MAGIX,GPKOW,WDR45,PRAF2,AF196779.12,CCDC120,TFE3,GRIPAP1,KCND1,OTUD5,PIM2,SLC35A2,PQBP1,TIMM17B,PCSK1N,ERAS,HDAC6,GATA1,GLOD5,SUV39H1,WAS,WDR13,RBM3,AC115618.1,TBC1D25,EBP,PORCN,FTSJ1,SLC38A5,SSX4B,SSX3,SSX9,SSX1,SSX5,SPACA5B,SSX6,ZNF630,ZNF182,ZNF81,UXT,ELK1,CFP,TIMP1,SYN1,ARAF,CXorf24,ZNF41,ZNF157,USP11,CDK16,UBA1,INE1,RBM10,NDUFB11,RGN,PHF16,CXorf31,RP2,SLC9A7,CHST7,ZNF674,ZNF673,CXorf36,KDM6A,DUSP21,FUNDC1,EFHC2,NDP,MAOB,MAOA,GPR82,GPR34,CASK,NYX,DDX3X,USP9X,MED14,CXorf38,ATP6AP2,BCOR,MID1IP1,TSPAN7,OTC,RPGR,SRPX,SYTL5,CXorf27,DYNLT3,CYBB,XK,LANCL3,PRRG1,RP5-972B16.2,FAM47C,CXorf30,CXorf59,CXorf22,MAGEB16,FAM47B,TMEM47,FAM47A,DMD,FTHL17,TAB3,GK,CXorf21,NR0B1,MAGEB4,MAGEB3,MAGEB2,IL1RAPL1,DCAF8L1,MAGEB10,MAGEB5,MAGEB6,MAGEB18,ARX,POLA1,PCYT1B,PDK3,ZFX,EIF2S3,KLHL15,CXorf58,APOO,SAT1,ACOT9,PRDX4,PTCHD1,DDX53,ZNF645,PHEX,SMS,YY2,MBTPS2,SMPX,KLHL34,CNKSR2,RPS6KA3,EIF1AX,MAP7D2,CXorf23,SH3KBP1,MAP3K15,PDHA1,GPR64,PHKA2,PPEF1,RS1,CDKL5,SCML2,BEND2,RAI2,SCML1,NHS,REPS2,RBBP7,TXLNG,SYAP1,S100G,CTPS2,MAGEB17,GRPR,AP1S2,ZRSR2,TMEM27,ACE2,BMX,PIR,FIGF,PIGA,ASB11,ASB9,MOSPD2,FANCB,GLRA2,GEMIN8,GPM6B,OFD1,TRAPPC2,RAB9A,TCEANC,EGFL6,ATXN3L,FAM9C,TMSB4X,TLR8,TLR7,PRPS2,FRMPD4,MSL3,AMELX,ARHGAP6,HCCS,CLCN4,WWC3,AC002365.1,SHROOM2,GPR143,TBL1X,FAM9B,FAM9A,KAL1,VCX3B,VCX2,PNPLA4,STS,HDHD1,VCX3A,NLGN4X,RP11-706O15.1,PRKX,MXRA5,CXorf28,ARSF,ARSH,ARSE,ARSD,GYG2,XG,CD99,ZBED1,DHRSX,ASMT,AKAP17A,P2RY8,ASMTL,SLC25A6,IL3RA,CSF2RA,CRLF2,SHOX,PPP2R3B,GTPBP6,PLCXD1,</text:p>
          </table:table-cell>
        </table:table-row>
        <table:table-row table:style-name="ro1">
          <table:table-cell office:value-type="string" calcext:value-type="string">
            <text:p>WASH6P,IL9R,VAMP7,SPRY3,TMLHE,H2AFB3,F8A3,F8A2,H2AFB2,CLIC2,RAB39B,VBP1,BRCC3,MTCP1,MTCP1NB,FUNDC2,F8A1,H2AFB1,CXorf68,MPP1,DKC1,GAB3,CTAG2,CTAG1B,CTAG1A,IKBKG,G6PD,FAM3A,SLC10A3,UBL4A,LAGE3,PLXNA3,FAM50A,GDI1,ATP6AP1,TAZ,DNASE1L1,RPL10,EMD,FLNA,TKTL1,TEX28,OPN1MW2,TEX28P1,TEX28P2,OPN1LW,MECP2,IRAK1,TMEM187,HCFC1,RENBP,NAA10,ARHGAP4,AVPR2,U52112.12,L1CAM,PDZD4,SSR4,IDH3G,SRPK3,PLXNB3,ABCD1,BCAP31,SLC6A8,PNCK,DUSP9,FAM58A,ATP2B3,BGN,U82695.9,HAUS7,TREX2,ZNF275,MAGEA1,PNMA6B,PNMA6A,PNMA6D,PNMA6C,PNMA3,PNMA5,ZNF185,NSDHL,CETN2,MAGEA3,MAGEA2,CSAG1,MAGEA12,MAGEA2B,MAGEA6,GABRQ,GABRA3,MAGEA10,GABRE,MAGEA4,CNGA2,FATE1,PRRG3,PASD1,VMA21,GPR50,HMGB3,CD99L2,MTMR1,MTM1,MAMLD1,CXorf40B,MAGEA8,MAGEA9,HSFX1,MAGEA11,TMEM185A,HSFX2,MAGEA9B,CXorf40A,IDS,AFF2,FMR1NB,CXorf1,SLITRK2,SPANXN1,UBE2NL,SPANXN2,SLITRK4,SPANXN3,SPANXN4,MAGEC2,MAGEC1,MAGEC3,SPANXD,SPANXA2,SPANXA1,SPANXC,LDOC1,SPANXB1,SPANXB2,CDR1,RP1-177G6.2,SOX3,CXorf66,ATP11C,MCF2,F9,SNURFL,FGF13,ZIC3,GPR101,RBMX,ARHGEF6,CD40LG,VGLL1,HTATSF1,BRS3,GPR112,MAP7D3,FHL1,SLC9A6,RP11-274K13.2,MMGT1,SAGE1,CT45A6,CT45A5,CT45A4,CT45A3,CT45A2,CT45A1,DDX26B,ZNF449,ZNF75D,CXorf48,FAM127B,FAM127A,FAM127C,Z83826.1,MOSPD1,FAM122C,FAM122B,PLAC1,HPRT1,PHF6,CCDC160,GPC3,GPC4,TFDP3,USP26,HS6ST2,MBNL3,RAP2C,FRMD7,AL109749.1,OR13H1,IGSF1,ARHGAP36,ENOX2,RBMX2,GPR119,SLC25A14,ZNF280C,RAB33A,AIFM1,ELF4,BCORL1,UTP14A,ZDHHC9,SASH3,XPNPEP2,APLN,OCRL,SMARCA1,ACTRT1,CXorf64,DCAF12L1,DCAF12L2,ODZ1,SH2D1A,STAG2,XIAP,THOC2,GRIA3,MRRFP1,GLUD2,CT47A1,CT47A2,CT47A3,CT47A4,CT47A5,CT47A6,CT47A7,CT47A8,CT47A9,CT47A10,CT47A11,AL670379.1,CT47B1,C1GALT1C1,MCTS1,CUL4B,LAMP2,ATP1B4,FAM70A,AC002086.1,ZBTB33,RHOXF2,RHOXF1,RHOXF2B,NKAP,AKAP14,NDUFA1,RNF113A,UPF3B,RPL39,ANKRD58,SEPT6,NKRF,UBE2A,CXorf56,SLC25A5,SLC25A43,PGRMC1,RP13-347D8.5,KIAA1210,RP13-347D8.6,LONRF3,ZCCHC12,IL13RA1,DOCK11,WDR44,KLHL13,CXorf61,SLC6A14,AGTR2,RP1-241P17.4,PLS3,LUZP4,RBMXL3,LRCH2,IL13RA2,HTR2C,AMOT,LHFPL1,ZCCHC16,TRPC5,ALG13,DCX,CAPN6,PAK3,CHRDL1,RGAG1,GNG5P2,AMMECR1,TMEM164,AL138968.1,ACSL4,KCNE1L,NXT2,GUCY2F,IRS4,COL4A5,RP6-149D17.1,COL4A6,ATG4A,PSMD10,VSIG1,TEX13B,MID2,NCBP2L,TSC22D3,PRPS1,FRMPD3,CXorf41,NUP62CL,RBM41,MORC4,CLDN2,RIPPLY1,TBC1D8B,AL158821.1,RNF128,CXorf57,MUM1L1,SERPINA7,NRK,IL1RAPL2,TEX13A,ESX1,FAM199X,MCART6,H2BFM,H2BFWT,RAB9B,PLP1,TMEM31,GLRA4,MORF4L2,TCEAL1,TCEAL3,TCEAL4,RAB40A,NGFRAP1,WBP5,TCEAL7,BEX2,TCEAL5,TCEAL8,BEX4,NXF3,BEX1,RAB40AL,BHLHB9,GPRASP2,GPRASP1,ARMCX5,TMSB15A,RP11-353J17.2,NXF2B,LL0XNC01-19D8.1,RP1-158I15.2,BEX5,TCEAL6,TCEAL2,ZMAT1,NXF5,ARMCX2,ARMCX3,ARMCX6,ARMCX1,ARMCX4,HNRNPH2,GLA,RP1-164F3.9,RPL36A,BTK,TIMM8A,TAF7L,DRP2,CENPI,TMEM35,TRMT2B,ARL13A,XKRX,NOX1,CSTF2,SYTL4,SRPX2,TSPAN6,TNMD,PCDH19,RPA4,DIAPH2,FAM133A,NAP1L3,PCDH11X,PABPC5,TGIF2LX,CPXCR1,KLHL4,DACH2,CHM,POF1B,ZNF711,SATL1,APOOL,HDX,RPS6KA6,CYLC1,POU3F4,SH3BGRL,HMGN5,BRWD3,FAM46D,TBX22,ITM2A,GPR174,P2RY10,LPAR4,ZCCHC5,CYSLTR1,TAF9B,PGK1,PGAM4,ATP7A,COX7B,MAGT1,ATRX,FGF16,MAGEE1,CXorf26,MAGEE2,ZDHHC15,UPRT,ABCB7,KIAA2022,RLIM,SLC16A2,ZCCHC13,BMP2KL,CHIC1,CDX4,NAP1L2,NAP1L6,PABPC1L2A,PABPC1L2B,NCRNA00246A,AL353999.2,DMRTC1,DMRTC1B,PHKA1,HDAC8,CITED1,RPS4X,ERCC6L,PIN4,NHSL2,RGAG4,CXCR3,ACRC,OGT,TAF1,ITGB1BP2,NONO,ZMYM3,GJB1,NLGN3,MED12,IL2RG,CXorf65,FOXO4,SNX12,SLC7A3,TEX11,DLG3,GDPD2,KIF4A,PDZD11,RAB41,ARR3,P2RY4,AWAT1,DGAT2L6,IGBP1,OTUD6A,AWAT2,EDA,FAM155B,PJA1,EFNB1,STARD8,YIPF6,OPHN1,EDA2R,HEPH,VSIG4,MSN,LAS1L,ZC3H12B,ZC4H2,MTMR8,ASB12,FAM123B,ARHGEF9,</text:p>
          </table:table-cell>
        </table:table-row>
        <table:table-row table:style-name="ro1">
          <table:table-cell office:value-type="string" calcext:value-type="string">
            <text:p>PRYP4,CDY1,BPY2C,DAZ4,DAZ3,BPY2B,CDY1B,PRYP3,DAZ2,DAZ1,RBMY1J,RBMY1F,PRY2,RBMY1E,RBMY1D,RBMY1A1,RBMY1B,CYorf17,RPS4Y2,EIF1AY,KDM5D,CYorf15B,CYorf15A,HSFY2,HSFY1,CDY2A,CDY2B,NLGN4Y,VCY,VCY1B,TMSB4Y,UTY,DDX3Y,USP9Y,GYG2P1,AC134882.1,AC006156.1,TSPY10,AC006156.2,TSPY3,TSPY8,TSPY4,TBL1Y,AMELY,TSPY2,PCDH11Y,TGIF2LY,ZFY,RPS4Y1,SRY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2:23.472095465</meta:creation-date>
    <dc:date>2024-04-04T15:33:07.305952907</dc:date>
    <meta:editing-duration>PT45S</meta:editing-duration>
    <meta:editing-cycles>1</meta:editing-cycles>
    <meta:document-statistic meta:table-count="1" meta:cell-count="105" meta:object-count="0"/>
    <meta:generator>LibreOffice/7.3.7.2$Linux_X86_64 LibreOffice_project/30$Build-2</meta:generator>
  </office:meta>
</office:document-meta>
</file>